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64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2" number:language="en" number:country="US">
      <number:number number:decimal-places="2" loext:min-decimal-places="2"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 style:data-style-name="N10004"/>
    <style:style style:name="ce5" style:family="table-cell" style:parent-style-name="Default" style:data-style-name="N1000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to</text:p>
          </table:table-cell>
          <table:table-cell table:style-name="ce2" office:value-type="string" calcext:value-type="string">
            <text:p>fech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razon</text:p>
          </table:table-cell>
          <table:table-cell office:value-type="string" calcext:value-type="string">
            <text:p>tipoclienteid</text:p>
          </table:table-cell>
          <table:table-cell office:value-type="string" calcext:value-type="string">
            <text:p>cuit</text:p>
          </table:table-cell>
          <table:table-cell table:style-name="ce4"/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gravad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06" calcext:value-type="date">
            <text:p>2016-05-0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NUTRIMED S.R.L.</text:p>
          </table:table-cell>
          <table:table-cell office:value-type="float" office:value="80" calcext:value-type="float">
            <text:p>80</text:p>
          </table:table-cell>
          <table:table-cell office:value-type="float" office:value="30654567766" calcext:value-type="float">
            <text:p>30654567766</text:p>
          </table:table-cell>
          <table:table-cell table:style-name="ce4" office:value-type="string" calcext:value-type="string">
            <text:p><text:s text:c="4"/>26914,05</text:p>
          </table:table-cell>
          <table:table-cell office:value-type="string" calcext:value-type="string">
            <text:p><text:s text:c="6"/>5651.95</text:p>
          </table:table-cell>
          <table:table-cell office:value-type="float" office:value="32566" calcext:value-type="float">
            <text:p>32566</text:p>
          </table:table-cell>
          <table:table-cell office:value-type="float" office:value="1" calcext:value-type="float">
            <text:p>1</text:p>
          </table:table-cell>
          <table:table-cell table:formula="of:=[.K2]*[.H2]" office:value-type="float" office:value="26914.05" calcext:value-type="float">
            <text:p>26914,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SUPER CHINO (DONI)</text:p>
          </table:table-cell>
          <table:table-cell office:value-type="float" office:value="80" calcext:value-type="float">
            <text:p>80</text:p>
          </table:table-cell>
          <table:table-cell office:value-type="float" office:value="20171156883" calcext:value-type="float">
            <text:p>20171156883</text:p>
          </table:table-cell>
          <table:table-cell table:style-name="ce5" office:value-type="string" calcext:value-type="string">
            <text:p><text:s text:c="5"/>6966,94</text:p>
          </table:table-cell>
          <table:table-cell office:value-type="string" calcext:value-type="string">
            <text:p><text:s text:c="6"/>1463.06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  <table:table-cell table:formula="of:=[.K3]*[.H3]" office:value-type="float" office:value="6966.94" calcext:value-type="float">
            <text:p>6966,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CHEN ZHIYONG</text:p>
          </table:table-cell>
          <table:table-cell office:value-type="float" office:value="80" calcext:value-type="float">
            <text:p>80</text:p>
          </table:table-cell>
          <table:table-cell office:value-type="float" office:value="20942177489" calcext:value-type="float">
            <text:p>20942177489</text:p>
          </table:table-cell>
          <table:table-cell table:style-name="ce5" office:value-type="string" calcext:value-type="string">
            <text:p><text:s text:c="5"/>9393,39</text:p>
          </table:table-cell>
          <table:table-cell office:value-type="string" calcext:value-type="string">
            <text:p><text:s text:c="6"/>1972.61</text:p>
          </table:table-cell>
          <table:table-cell office:value-type="float" office:value="11366" calcext:value-type="float">
            <text:p>11366</text:p>
          </table:table-cell>
          <table:table-cell office:value-type="float" office:value="1" calcext:value-type="float">
            <text:p>1</text:p>
          </table:table-cell>
          <table:table-cell table:formula="of:=[.K4]*[.H4]" office:value-type="float" office:value="9393.39" calcext:value-type="float">
            <text:p>9393,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48" calcext:value-type="float">
            <text:p>11448</text:p>
          </table:table-cell>
          <table:table-cell office:value-type="string" calcext:value-type="string">
            <text:p>ASOCIACION CIVIL CAMBIO DE</text:p>
          </table:table-cell>
          <table:table-cell office:value-type="float" office:value="80" calcext:value-type="float">
            <text:p>80</text:p>
          </table:table-cell>
          <table:table-cell office:value-type="float" office:value="30711922829" calcext:value-type="float">
            <text:p>30711922829</text:p>
          </table:table-cell>
          <table:table-cell table:style-name="ce5" office:value-type="string" calcext:value-type="string">
            <text:p><text:s text:c="5"/>1652,89</text:p>
          </table:table-cell>
          <table:table-cell office:value-type="string" calcext:value-type="string">
            <text:p><text:s text:c="7"/>347.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K5]*[.H5]" office:value-type="float" office:value="1652.89" calcext:value-type="float">
            <text:p>16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04,96</text:p>
          </table:table-cell>
          <table:table-cell office:value-type="string" calcext:value-type="string">
            <text:p><text:s text:c="7"/>148.04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formula="of:=[.K6]*[.H6]" office:value-type="float" office:value="704.96" calcext:value-type="float">
            <text:p>704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93,39</text:p>
          </table:table-cell>
          <table:table-cell office:value-type="string" calcext:value-type="string">
            <text:p><text:s text:c="7"/>166.61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formula="of:=[.K7]*[.H7]" office:value-type="float" office:value="793.39" calcext:value-type="float">
            <text:p>793,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2" calcext:value-type="float">
            <text:p>1145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599,17</text:p>
          </table:table-cell>
          <table:table-cell office:value-type="string" calcext:value-type="string">
            <text:p><text:s text:c="7"/>125.83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table:formula="of:=[.K8]*[.H8]" office:value-type="float" office:value="599.17" calcext:value-type="float">
            <text:p>599,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3" calcext:value-type="float">
            <text:p>1145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65,29</text:p>
          </table:table-cell>
          <table:table-cell office:value-type="string" calcext:value-type="string">
            <text:p><text:s text:c="7"/>160.71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formula="of:=[.K9]*[.H9]" office:value-type="float" office:value="765.29" calcext:value-type="float">
            <text:p>765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90,08</text:p>
          </table:table-cell>
          <table:table-cell office:value-type="string" calcext:value-type="string">
            <text:p><text:s text:c="7"/>165.92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formula="of:=[.K10]*[.H10]" office:value-type="float" office:value="790.08" calcext:value-type="float">
            <text:p>790,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5" calcext:value-type="float">
            <text:p>1145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99,17</text:p>
          </table:table-cell>
          <table:table-cell office:value-type="string" calcext:value-type="string">
            <text:p><text:s text:c="7"/>167.83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K11]*[.H11]" office:value-type="float" office:value="799.17" calcext:value-type="float">
            <text:p>799,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815,70</text:p>
          </table:table-cell>
          <table:table-cell office:value-type="string" calcext:value-type="string">
            <text:p><text:s text:c="7"/>171.3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formula="of:=[.K12]*[.H12]" office:value-type="float" office:value="815.7" calcext:value-type="float">
            <text:p>815,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7" calcext:value-type="float">
            <text:p>1145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75,21</text:p>
          </table:table-cell>
          <table:table-cell office:value-type="string" calcext:value-type="string">
            <text:p><text:s text:c="7"/>162.79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formula="of:=[.K13]*[.H13]" office:value-type="float" office:value="775.21" calcext:value-type="float">
            <text:p>775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8" calcext:value-type="float">
            <text:p>1145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73,55</text:p>
          </table:table-cell>
          <table:table-cell office:value-type="string" calcext:value-type="string">
            <text:p><text:s text:c="7"/>162.45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formula="of:=[.K14]*[.H14]" office:value-type="float" office:value="773.55" calcext:value-type="float">
            <text:p>773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59" calcext:value-type="float">
            <text:p>1145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95,87</text:p>
          </table:table-cell>
          <table:table-cell office:value-type="string" calcext:value-type="string">
            <text:p><text:s text:c="7"/>167.13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formula="of:=[.K15]*[.H15]" office:value-type="float" office:value="795.87" calcext:value-type="float">
            <text:p>795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0" calcext:value-type="float">
            <text:p>1146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04,13</text:p>
          </table:table-cell>
          <table:table-cell office:value-type="string" calcext:value-type="string">
            <text:p><text:s text:c="7"/>147.87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formula="of:=[.K16]*[.H16]" office:value-type="float" office:value="704.13" calcext:value-type="float">
            <text:p>7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42,15</text:p>
          </table:table-cell>
          <table:table-cell office:value-type="string" calcext:value-type="string">
            <text:p><text:s text:c="7"/>155.85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formula="of:=[.K17]*[.H17]" office:value-type="float" office:value="742.15" calcext:value-type="float">
            <text:p>742,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823,97</text:p>
          </table:table-cell>
          <table:table-cell office:value-type="string" calcext:value-type="string">
            <text:p><text:s text:c="7"/>173.03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formula="of:=[.K18]*[.H18]" office:value-type="float" office:value="823.97" calcext:value-type="float">
            <text:p>823,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3" calcext:value-type="float">
            <text:p>1146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45,45</text:p>
          </table:table-cell>
          <table:table-cell office:value-type="string" calcext:value-type="string">
            <text:p><text:s text:c="7"/>156.55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formula="of:=[.K19]*[.H19]" office:value-type="float" office:value="745.45" calcext:value-type="float">
            <text:p>745,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4" calcext:value-type="float">
            <text:p>1146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68,60</text:p>
          </table:table-cell>
          <table:table-cell office:value-type="string" calcext:value-type="string">
            <text:p><text:s text:c="7"/>161.4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formula="of:=[.K20]*[.H20]" office:value-type="float" office:value="768.6" calcext:value-type="float">
            <text:p>76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5" calcext:value-type="float">
            <text:p>1146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<text:s text:c="6"/>742,98</text:p>
          </table:table-cell>
          <table:table-cell office:value-type="string" calcext:value-type="string">
            <text:p><text:s text:c="7"/>156.0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formula="of:=[.K21]*[.H21]" office:value-type="float" office:value="742.98" calcext:value-type="float">
            <text:p>7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6" calcext:value-type="float">
            <text:p>1146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1.74" calcext:value-type="float">
            <text:p>791,74</text:p>
          </table:table-cell>
          <table:table-cell office:value-type="string" calcext:value-type="string">
            <text:p><text:s text:c="7"/>166.26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formula="of:=[.K22]*[.H22]" office:value-type="float" office:value="791.74" calcext:value-type="float">
            <text:p>791,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3" calcext:value-type="date">
            <text:p>2016-05-23</text:p>
          </table:table-cell>
          <table:table-cell office:value-type="float" office:value="11467" calcext:value-type="float">
            <text:p>1146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7.69" calcext:value-type="float">
            <text:p>777,69</text:p>
          </table:table-cell>
          <table:table-cell office:value-type="string" calcext:value-type="string">
            <text:p><text:s text:c="7"/>163.31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formula="of:=[.K23]*[.H23]" office:value-type="float" office:value="777.69" calcext:value-type="float">
            <text:p>777,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UTOSERVICIO BRISA</text:p>
          </table:table-cell>
          <table:table-cell office:value-type="float" office:value="80" calcext:value-type="float">
            <text:p>80</text:p>
          </table:table-cell>
          <table:table-cell office:value-type="float" office:value="27940309897" calcext:value-type="float">
            <text:p>27940309897</text:p>
          </table:table-cell>
          <table:table-cell office:value-type="float" office:value="9090.91" calcext:value-type="float">
            <text:p>9090,91</text:p>
          </table:table-cell>
          <table:table-cell office:value-type="string" calcext:value-type="string">
            <text:p><text:s text:c="6"/>1909.09</text:p>
          </table:table-cell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table:formula="of:=[.K24]*[.H24]" office:value-type="float" office:value="9090.91" calcext:value-type="float">
            <text:p>9090,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68" calcext:value-type="float">
            <text:p>1146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8.35" calcext:value-type="float">
            <text:p>798,35</text:p>
          </table:table-cell>
          <table:table-cell office:value-type="string" calcext:value-type="string">
            <text:p><text:s text:c="7"/>167.65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formula="of:=[.K25]*[.H25]" office:value-type="float" office:value="798.35" calcext:value-type="float">
            <text:p>798,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69" calcext:value-type="float">
            <text:p>1146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9.26" calcext:value-type="float">
            <text:p>789,26</text:p>
          </table:table-cell>
          <table:table-cell office:value-type="string" calcext:value-type="string">
            <text:p><text:s text:c="7"/>165.74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formula="of:=[.K26]*[.H26]" office:value-type="float" office:value="789.26" calcext:value-type="float">
            <text:p>789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0" calcext:value-type="float">
            <text:p>1147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6.03" calcext:value-type="float">
            <text:p>776,03</text:p>
          </table:table-cell>
          <table:table-cell office:value-type="string" calcext:value-type="string">
            <text:p><text:s text:c="7"/>162.97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table:formula="of:=[.K27]*[.H27]" office:value-type="float" office:value="776.03" calcext:value-type="float">
            <text:p>776,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7.27" calcext:value-type="float">
            <text:p>727,27</text:p>
          </table:table-cell>
          <table:table-cell office:value-type="string" calcext:value-type="string">
            <text:p><text:s text:c="7"/>152.73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formula="of:=[.K28]*[.H28]" office:value-type="float" office:value="727.27" calcext:value-type="float">
            <text:p>727,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2" calcext:value-type="float">
            <text:p>1147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9.92" calcext:value-type="float">
            <text:p>809,92</text:p>
          </table:table-cell>
          <table:table-cell office:value-type="string" calcext:value-type="string">
            <text:p><text:s text:c="7"/>170.08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K29]*[.H29]" office:value-type="float" office:value="809.92" calcext:value-type="float">
            <text:p>809,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3" calcext:value-type="float">
            <text:p>1147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5.79" calcext:value-type="float">
            <text:p>805,79</text:p>
          </table:table-cell>
          <table:table-cell office:value-type="string" calcext:value-type="string">
            <text:p><text:s text:c="7"/>169.21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formula="of:=[.K30]*[.H30]" office:value-type="float" office:value="805.79" calcext:value-type="float">
            <text:p>805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3.06" calcext:value-type="float">
            <text:p>633,06</text:p>
          </table:table-cell>
          <table:table-cell office:value-type="string" calcext:value-type="string">
            <text:p><text:s text:c="7"/>132.94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table:formula="of:=[.K31]*[.H31]" office:value-type="float" office:value="633.06" calcext:value-type="float">
            <text:p>633,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5" calcext:value-type="float">
            <text:p>1147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9.92" calcext:value-type="float">
            <text:p>809,92</text:p>
          </table:table-cell>
          <table:table-cell office:value-type="string" calcext:value-type="string">
            <text:p><text:s text:c="7"/>170.08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K32]*[.H32]" office:value-type="float" office:value="809.92" calcext:value-type="float">
            <text:p>809,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6" calcext:value-type="float">
            <text:p>1147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6.69" calcext:value-type="float">
            <text:p>796,69</text:p>
          </table:table-cell>
          <table:table-cell office:value-type="string" calcext:value-type="string">
            <text:p><text:s text:c="7"/>167.31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formula="of:=[.K33]*[.H33]" office:value-type="float" office:value="796.69" calcext:value-type="float">
            <text:p>796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61.16" calcext:value-type="float">
            <text:p>461,16</text:p>
          </table:table-cell>
          <table:table-cell office:value-type="string" calcext:value-type="string">
            <text:p><text:s text:c="8"/>96.84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formula="of:=[.K34]*[.H34]" office:value-type="float" office:value="461.16" calcext:value-type="float">
            <text:p>461,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8" calcext:value-type="float">
            <text:p>1147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3.55" calcext:value-type="float">
            <text:p>773,55</text:p>
          </table:table-cell>
          <table:table-cell office:value-type="string" calcext:value-type="string">
            <text:p><text:s text:c="7"/>162.45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formula="of:=[.K35]*[.H35]" office:value-type="float" office:value="773.55" calcext:value-type="float">
            <text:p>773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79" calcext:value-type="float">
            <text:p>1147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2.98" calcext:value-type="float">
            <text:p>742,98</text:p>
          </table:table-cell>
          <table:table-cell office:value-type="string" calcext:value-type="string">
            <text:p><text:s text:c="7"/>156.0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formula="of:=[.K36]*[.H36]" office:value-type="float" office:value="742.98" calcext:value-type="float">
            <text:p>7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0" calcext:value-type="float">
            <text:p>1148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4.79" calcext:value-type="float">
            <text:p>824,79</text:p>
          </table:table-cell>
          <table:table-cell office:value-type="string" calcext:value-type="string">
            <text:p><text:s text:c="7"/>173.21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table:formula="of:=[.K37]*[.H37]" office:value-type="float" office:value="824.79" calcext:value-type="float">
            <text:p>8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1" calcext:value-type="float">
            <text:p>1148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0.5" calcext:value-type="float">
            <text:p>740,5</text:p>
          </table:table-cell>
          <table:table-cell office:value-type="string" calcext:value-type="string">
            <text:p><text:s text:c="7"/>155.50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formula="of:=[.K38]*[.H38]" office:value-type="float" office:value="740.5" calcext:value-type="float">
            <text:p>74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2" calcext:value-type="float">
            <text:p>1148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4.79" calcext:value-type="float">
            <text:p>824,79</text:p>
          </table:table-cell>
          <table:table-cell office:value-type="string" calcext:value-type="string">
            <text:p><text:s text:c="7"/>173.21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table:formula="of:=[.K39]*[.H39]" office:value-type="float" office:value="824.79" calcext:value-type="float">
            <text:p>8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3" calcext:value-type="float">
            <text:p>1148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9.34" calcext:value-type="float">
            <text:p>779,34</text:p>
          </table:table-cell>
          <table:table-cell office:value-type="string" calcext:value-type="string">
            <text:p><text:s text:c="7"/>163.66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formula="of:=[.K40]*[.H40]" office:value-type="float" office:value="779.34" calcext:value-type="float">
            <text:p>779,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4" calcext:value-type="float">
            <text:p>1148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4.79" calcext:value-type="float">
            <text:p>824,79</text:p>
          </table:table-cell>
          <table:table-cell office:value-type="string" calcext:value-type="string">
            <text:p><text:s text:c="7"/>173.21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table:formula="of:=[.K41]*[.H41]" office:value-type="float" office:value="824.79" calcext:value-type="float">
            <text:p>8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5" calcext:value-type="float">
            <text:p>1148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6.61" calcext:value-type="float">
            <text:p>706,61</text:p>
          </table:table-cell>
          <table:table-cell office:value-type="string" calcext:value-type="string">
            <text:p><text:s text:c="7"/>148.39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formula="of:=[.K42]*[.H42]" office:value-type="float" office:value="706.61" calcext:value-type="float">
            <text:p>706,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6" calcext:value-type="float">
            <text:p>1148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68.6" calcext:value-type="float">
            <text:p>768,6</text:p>
          </table:table-cell>
          <table:table-cell office:value-type="string" calcext:value-type="string">
            <text:p><text:s text:c="7"/>161.4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formula="of:=[.K43]*[.H43]" office:value-type="float" office:value="768.6" calcext:value-type="float">
            <text:p>76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5.12" calcext:value-type="float">
            <text:p>785,12</text:p>
          </table:table-cell>
          <table:table-cell office:value-type="string" calcext:value-type="string">
            <text:p><text:s text:c="7"/>164.88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formula="of:=[.K44]*[.H44]" office:value-type="float" office:value="785.12" calcext:value-type="float">
            <text:p>785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8" calcext:value-type="float">
            <text:p>1148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85.95" calcext:value-type="float">
            <text:p>685,95</text:p>
          </table:table-cell>
          <table:table-cell office:value-type="string" calcext:value-type="string">
            <text:p><text:s text:c="7"/>144.05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[.K45]*[.H45]" office:value-type="float" office:value="685.95" calcext:value-type="float">
            <text:p>685,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89" calcext:value-type="float">
            <text:p>1148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2.07" calcext:value-type="float">
            <text:p>752,07</text:p>
          </table:table-cell>
          <table:table-cell office:value-type="string" calcext:value-type="string">
            <text:p><text:s text:c="7"/>157.93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formula="of:=[.K46]*[.H46]" office:value-type="float" office:value="752.07" calcext:value-type="float">
            <text:p>752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0" calcext:value-type="float">
            <text:p>1149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9.01" calcext:value-type="float">
            <text:p>819,01</text:p>
          </table:table-cell>
          <table:table-cell office:value-type="string" calcext:value-type="string">
            <text:p><text:s text:c="7"/>171.99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table:formula="of:=[.K47]*[.H47]" office:value-type="float" office:value="819.01" calcext:value-type="float">
            <text:p>819,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6.61" calcext:value-type="float">
            <text:p>806,61</text:p>
          </table:table-cell>
          <table:table-cell office:value-type="string" calcext:value-type="string">
            <text:p><text:s text:c="7"/>169.39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formula="of:=[.K48]*[.H48]" office:value-type="float" office:value="806.61" calcext:value-type="float">
            <text:p>806,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8.35" calcext:value-type="float">
            <text:p>798,35</text:p>
          </table:table-cell>
          <table:table-cell office:value-type="string" calcext:value-type="string">
            <text:p><text:s text:c="7"/>167.65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formula="of:=[.K49]*[.H49]" office:value-type="float" office:value="798.35" calcext:value-type="float">
            <text:p>798,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3" calcext:value-type="float">
            <text:p>1149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2.89" calcext:value-type="float">
            <text:p>552,89</text:p>
          </table:table-cell>
          <table:table-cell office:value-type="string" calcext:value-type="string">
            <text:p><text:s text:c="7"/>116.11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formula="of:=[.K50]*[.H50]" office:value-type="float" office:value="552.89" calcext:value-type="float">
            <text:p>5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4" calcext:value-type="float">
            <text:p>1149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6.36" calcext:value-type="float">
            <text:p>736,36</text:p>
          </table:table-cell>
          <table:table-cell office:value-type="string" calcext:value-type="string">
            <text:p><text:s text:c="7"/>154.64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formula="of:=[.K51]*[.H51]" office:value-type="float" office:value="736.36" calcext:value-type="float">
            <text:p>736,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5" calcext:value-type="float">
            <text:p>1149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85.95" calcext:value-type="float">
            <text:p>485,95</text:p>
          </table:table-cell>
          <table:table-cell office:value-type="string" calcext:value-type="string">
            <text:p><text:s text:c="7"/>102.05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formula="of:=[.K52]*[.H52]" office:value-type="float" office:value="485.95" calcext:value-type="float">
            <text:p>485,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4" calcext:value-type="date">
            <text:p>2016-05-24</text:p>
          </table:table-cell>
          <table:table-cell office:value-type="float" office:value="11496" calcext:value-type="float">
            <text:p>1149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0.08" calcext:value-type="float">
            <text:p>690,08</text:p>
          </table:table-cell>
          <table:table-cell office:value-type="string" calcext:value-type="string">
            <text:p><text:s text:c="7"/>144.92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formula="of:=[.K53]*[.H53]" office:value-type="float" office:value="690.08" calcext:value-type="float">
            <text:p>690,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497" calcext:value-type="float">
            <text:p>1149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2.07" calcext:value-type="float">
            <text:p>552,07</text:p>
          </table:table-cell>
          <table:table-cell office:value-type="string" calcext:value-type="string">
            <text:p><text:s text:c="7"/>115.93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formula="of:=[.K54]*[.H54]" office:value-type="float" office:value="552.07" calcext:value-type="float">
            <text:p>552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7.44" calcext:value-type="float">
            <text:p>807,44</text:p>
          </table:table-cell>
          <table:table-cell office:value-type="string" calcext:value-type="string">
            <text:p><text:s text:c="7"/>169.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formula="of:=[.K55]*[.H55]" office:value-type="float" office:value="807.44" calcext:value-type="float">
            <text:p>807,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54.55" calcext:value-type="float">
            <text:p>454,55</text:p>
          </table:table-cell>
          <table:table-cell office:value-type="string" calcext:value-type="string">
            <text:p><text:s text:c="8"/>95.45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formula="of:=[.K56]*[.H56]" office:value-type="float" office:value="454.55" calcext:value-type="float">
            <text:p>454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8.35" calcext:value-type="float">
            <text:p>798,35</text:p>
          </table:table-cell>
          <table:table-cell office:value-type="string" calcext:value-type="string">
            <text:p><text:s text:c="7"/>167.65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formula="of:=[.K57]*[.H57]" office:value-type="float" office:value="798.35" calcext:value-type="float">
            <text:p>798,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7.52" calcext:value-type="float">
            <text:p>797,52</text:p>
          </table:table-cell>
          <table:table-cell office:value-type="string" calcext:value-type="string">
            <text:p><text:s text:c="7"/>167.48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formula="of:=[.K58]*[.H58]" office:value-type="float" office:value="797.52" calcext:value-type="float">
            <text:p>797,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2" calcext:value-type="float">
            <text:p>1150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04.13" calcext:value-type="float">
            <text:p>304,13</text:p>
          </table:table-cell>
          <table:table-cell office:value-type="string" calcext:value-type="string">
            <text:p><text:s text:c="8"/>63.87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formula="of:=[.K59]*[.H59]" office:value-type="float" office:value="304.13" calcext:value-type="float">
            <text:p>3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3.14" calcext:value-type="float">
            <text:p>823,14</text:p>
          </table:table-cell>
          <table:table-cell office:value-type="string" calcext:value-type="string">
            <text:p><text:s text:c="7"/>172.86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table:formula="of:=[.K60]*[.H60]" office:value-type="float" office:value="823.14" calcext:value-type="float">
            <text:p>823,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4" calcext:value-type="float">
            <text:p>1150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4.21" calcext:value-type="float">
            <text:p>794,21</text:p>
          </table:table-cell>
          <table:table-cell office:value-type="string" calcext:value-type="string">
            <text:p><text:s text:c="7"/>166.79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formula="of:=[.K61]*[.H61]" office:value-type="float" office:value="794.21" calcext:value-type="float">
            <text:p>794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5" calcext:value-type="float">
            <text:p>1150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4.88" calcext:value-type="float">
            <text:p>814,88</text:p>
          </table:table-cell>
          <table:table-cell office:value-type="string" calcext:value-type="string">
            <text:p><text:s text:c="7"/>171.12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formula="of:=[.K62]*[.H62]" office:value-type="float" office:value="814.88" calcext:value-type="float">
            <text:p>814,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6" calcext:value-type="float">
            <text:p>1150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2.89" calcext:value-type="float">
            <text:p>552,89</text:p>
          </table:table-cell>
          <table:table-cell office:value-type="string" calcext:value-type="string">
            <text:p><text:s text:c="7"/>116.11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formula="of:=[.K63]*[.H63]" office:value-type="float" office:value="552.89" calcext:value-type="float">
            <text:p>5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7" calcext:value-type="float">
            <text:p>1150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5.87" calcext:value-type="float">
            <text:p>795,87</text:p>
          </table:table-cell>
          <table:table-cell office:value-type="string" calcext:value-type="string">
            <text:p><text:s text:c="7"/>167.13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formula="of:=[.K64]*[.H64]" office:value-type="float" office:value="795.87" calcext:value-type="float">
            <text:p>795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8" calcext:value-type="float">
            <text:p>1150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8.18" calcext:value-type="float">
            <text:p>818,18</text:p>
          </table:table-cell>
          <table:table-cell office:value-type="string" calcext:value-type="string">
            <text:p><text:s text:c="7"/>171.8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K65]*[.H65]" office:value-type="float" office:value="818.18" calcext:value-type="float">
            <text:p>8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09" calcext:value-type="float">
            <text:p>1150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06" calcext:value-type="float">
            <text:p>733,06</text:p>
          </table:table-cell>
          <table:table-cell office:value-type="string" calcext:value-type="string">
            <text:p><text:s text:c="7"/>153.94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formula="of:=[.K66]*[.H66]" office:value-type="float" office:value="733.06" calcext:value-type="float">
            <text:p>733,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04.96" calcext:value-type="float">
            <text:p>304,96</text:p>
          </table:table-cell>
          <table:table-cell office:value-type="string" calcext:value-type="string">
            <text:p><text:s text:c="8"/>64.04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formula="of:=[.K67]*[.H67]" office:value-type="float" office:value="304.96" calcext:value-type="float">
            <text:p>304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1.4" calcext:value-type="float">
            <text:p>731,4</text:p>
          </table:table-cell>
          <table:table-cell office:value-type="string" calcext:value-type="string">
            <text:p><text:s text:c="7"/>153.60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formula="of:=[.K68]*[.H68]" office:value-type="float" office:value="731.4" calcext:value-type="float">
            <text:p>731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2" calcext:value-type="float">
            <text:p>1151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24.79" calcext:value-type="float">
            <text:p>524,79</text:p>
          </table:table-cell>
          <table:table-cell office:value-type="string" calcext:value-type="string">
            <text:p><text:s text:c="7"/>110.21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formula="of:=[.K69]*[.H69]" office:value-type="float" office:value="524.79" calcext:value-type="float">
            <text:p>5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3" calcext:value-type="float">
            <text:p>1151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5.54" calcext:value-type="float">
            <text:p>735,54</text:p>
          </table:table-cell>
          <table:table-cell office:value-type="string" calcext:value-type="string">
            <text:p><text:s text:c="7"/>154.46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formula="of:=[.K70]*[.H70]" office:value-type="float" office:value="735.54" calcext:value-type="float">
            <text:p>735,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4" calcext:value-type="float">
            <text:p>1151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66.94" calcext:value-type="float">
            <text:p>566,94</text:p>
          </table:table-cell>
          <table:table-cell office:value-type="string" calcext:value-type="string">
            <text:p><text:s text:c="7"/>119.06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formula="of:=[.K71]*[.H71]" office:value-type="float" office:value="566.94" calcext:value-type="float">
            <text:p>566,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5" calcext:value-type="float">
            <text:p>1151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48.76" calcext:value-type="float">
            <text:p>548,76</text:p>
          </table:table-cell>
          <table:table-cell office:value-type="string" calcext:value-type="string">
            <text:p><text:s text:c="7"/>115.24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formula="of:=[.K72]*[.H72]" office:value-type="float" office:value="548.76" calcext:value-type="float">
            <text:p>548,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8.18" calcext:value-type="float">
            <text:p>718,18</text:p>
          </table:table-cell>
          <table:table-cell office:value-type="string" calcext:value-type="string">
            <text:p><text:s text:c="7"/>150.82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formula="of:=[.K73]*[.H73]" office:value-type="float" office:value="718.18" calcext:value-type="float">
            <text:p>7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7" calcext:value-type="float">
            <text:p>1151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2.15" calcext:value-type="float">
            <text:p>642,15</text:p>
          </table:table-cell>
          <table:table-cell office:value-type="string" calcext:value-type="string">
            <text:p><text:s text:c="7"/>134.85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formula="of:=[.K74]*[.H74]" office:value-type="float" office:value="642.15" calcext:value-type="float">
            <text:p>642,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8" calcext:value-type="float">
            <text:p>1151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7.19" calcext:value-type="float">
            <text:p>637,19</text:p>
          </table:table-cell>
          <table:table-cell office:value-type="string" calcext:value-type="string">
            <text:p><text:s text:c="7"/>133.81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formula="of:=[.K75]*[.H75]" office:value-type="float" office:value="637.19" calcext:value-type="float">
            <text:p>637,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70.25" calcext:value-type="float">
            <text:p>670,25</text:p>
          </table:table-cell>
          <table:table-cell office:value-type="string" calcext:value-type="string">
            <text:p><text:s text:c="7"/>140.75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formula="of:=[.K76]*[.H76]" office:value-type="float" office:value="670.25" calcext:value-type="float">
            <text:p>670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6.28" calcext:value-type="float">
            <text:p>646,28</text:p>
          </table:table-cell>
          <table:table-cell office:value-type="string" calcext:value-type="string">
            <text:p><text:s text:c="7"/>135.72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formula="of:=[.K77]*[.H77]" office:value-type="float" office:value="646.28" calcext:value-type="float">
            <text:p>646,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4.79" calcext:value-type="float">
            <text:p>824,79</text:p>
          </table:table-cell>
          <table:table-cell office:value-type="string" calcext:value-type="string">
            <text:p><text:s text:c="7"/>173.21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table:formula="of:=[.K78]*[.H78]" office:value-type="float" office:value="824.79" calcext:value-type="float">
            <text:p>8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2" calcext:value-type="float">
            <text:p>1152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2.89" calcext:value-type="float">
            <text:p>752,89</text:p>
          </table:table-cell>
          <table:table-cell office:value-type="string" calcext:value-type="string">
            <text:p><text:s text:c="7"/>158.11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formula="of:=[.K79]*[.H79]" office:value-type="float" office:value="752.89" calcext:value-type="float">
            <text:p>7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3" calcext:value-type="float">
            <text:p>1152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80]*[.H80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4" calcext:value-type="float">
            <text:p>1152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4.13" calcext:value-type="float">
            <text:p>704,13</text:p>
          </table:table-cell>
          <table:table-cell office:value-type="string" calcext:value-type="string">
            <text:p><text:s text:c="7"/>147.87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formula="of:=[.K81]*[.H81]" office:value-type="float" office:value="704.13" calcext:value-type="float">
            <text:p>7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5" calcext:value-type="float">
            <text:p>1152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2.98" calcext:value-type="float">
            <text:p>742,98</text:p>
          </table:table-cell>
          <table:table-cell office:value-type="string" calcext:value-type="string">
            <text:p><text:s text:c="7"/>156.0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formula="of:=[.K82]*[.H82]" office:value-type="float" office:value="742.98" calcext:value-type="float">
            <text:p>7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6" calcext:value-type="float">
            <text:p>1152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88" calcext:value-type="float">
            <text:p>733,88</text:p>
          </table:table-cell>
          <table:table-cell office:value-type="string" calcext:value-type="string">
            <text:p><text:s text:c="7"/>154.12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formula="of:=[.K83]*[.H83]" office:value-type="float" office:value="733.88" calcext:value-type="float">
            <text:p>733,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7" calcext:value-type="float">
            <text:p>1152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4.05" calcext:value-type="float">
            <text:p>614,05</text:p>
          </table:table-cell>
          <table:table-cell office:value-type="string" calcext:value-type="string">
            <text:p><text:s text:c="7"/>128.95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formula="of:=[.K84]*[.H84]" office:value-type="float" office:value="614.05" calcext:value-type="float">
            <text:p>614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85]*[.H85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29" calcext:value-type="float">
            <text:p>1152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1.4" calcext:value-type="float">
            <text:p>731,4</text:p>
          </table:table-cell>
          <table:table-cell office:value-type="string" calcext:value-type="string">
            <text:p><text:s text:c="7"/>153.60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formula="of:=[.K86]*[.H86]" office:value-type="float" office:value="731.4" calcext:value-type="float">
            <text:p>731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0.66" calcext:value-type="float">
            <text:p>820,66</text:p>
          </table:table-cell>
          <table:table-cell office:value-type="string" calcext:value-type="string">
            <text:p><text:s text:c="7"/>172.34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formula="of:=[.K87]*[.H87]" office:value-type="float" office:value="820.66" calcext:value-type="float">
            <text:p>820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1" calcext:value-type="float">
            <text:p>1153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5.37" calcext:value-type="float">
            <text:p>655,37</text:p>
          </table:table-cell>
          <table:table-cell office:value-type="string" calcext:value-type="string">
            <text:p><text:s text:c="7"/>137.63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formula="of:=[.K88]*[.H88]" office:value-type="float" office:value="655.37" calcext:value-type="float">
            <text:p>655,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4.13" calcext:value-type="float">
            <text:p>704,13</text:p>
          </table:table-cell>
          <table:table-cell office:value-type="string" calcext:value-type="string">
            <text:p><text:s text:c="7"/>147.87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formula="of:=[.K89]*[.H89]" office:value-type="float" office:value="704.13" calcext:value-type="float">
            <text:p>7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3" calcext:value-type="float">
            <text:p>1153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23.14" calcext:value-type="float">
            <text:p>523,14</text:p>
          </table:table-cell>
          <table:table-cell office:value-type="string" calcext:value-type="string">
            <text:p><text:s text:c="7"/>109.86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formula="of:=[.K90]*[.H90]" office:value-type="float" office:value="523.14" calcext:value-type="float">
            <text:p>523,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7.44" calcext:value-type="float">
            <text:p>707,44</text:p>
          </table:table-cell>
          <table:table-cell office:value-type="string" calcext:value-type="string">
            <text:p><text:s text:c="7"/>148.56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table:formula="of:=[.K91]*[.H91]" office:value-type="float" office:value="707.44" calcext:value-type="float">
            <text:p>707,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3.8" calcext:value-type="float">
            <text:p>643,8</text:p>
          </table:table-cell>
          <table:table-cell office:value-type="string" calcext:value-type="string">
            <text:p><text:s text:c="7"/>135.20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formula="of:=[.K92]*[.H92]" office:value-type="float" office:value="643.8" calcext:value-type="float">
            <text:p>6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8.02" calcext:value-type="float">
            <text:p>738,02</text:p>
          </table:table-cell>
          <table:table-cell office:value-type="string" calcext:value-type="string">
            <text:p><text:s text:c="7"/>154.98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formula="of:=[.K93]*[.H93]" office:value-type="float" office:value="738.02" calcext:value-type="float">
            <text:p>738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2.89" calcext:value-type="float">
            <text:p>552,89</text:p>
          </table:table-cell>
          <table:table-cell office:value-type="string" calcext:value-type="string">
            <text:p><text:s text:c="7"/>116.11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formula="of:=[.K94]*[.H94]" office:value-type="float" office:value="552.89" calcext:value-type="float">
            <text:p>5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8" calcext:value-type="float">
            <text:p>1153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40.5" calcext:value-type="float">
            <text:p>540,5</text:p>
          </table:table-cell>
          <table:table-cell office:value-type="string" calcext:value-type="string">
            <text:p><text:s text:c="7"/>113.50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formula="of:=[.K95]*[.H95]" office:value-type="float" office:value="540.5" calcext:value-type="float">
            <text:p>54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39" calcext:value-type="float">
            <text:p>1153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3.8" calcext:value-type="float">
            <text:p>643,8</text:p>
          </table:table-cell>
          <table:table-cell office:value-type="string" calcext:value-type="string">
            <text:p><text:s text:c="7"/>135.20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formula="of:=[.K96]*[.H96]" office:value-type="float" office:value="643.8" calcext:value-type="float">
            <text:p>6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7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97]*[.H97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1" calcext:value-type="float">
            <text:p>1154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95.87" calcext:value-type="float">
            <text:p>495,87</text:p>
          </table:table-cell>
          <table:table-cell office:value-type="string" calcext:value-type="string">
            <text:p><text:s text:c="7"/>104.1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K98]*[.H98]" office:value-type="float" office:value="495.87" calcext:value-type="float">
            <text:p>495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2" calcext:value-type="float">
            <text:p>1154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7.69" calcext:value-type="float">
            <text:p>577,69</text:p>
          </table:table-cell>
          <table:table-cell office:value-type="string" calcext:value-type="string">
            <text:p><text:s text:c="7"/>121.31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formula="of:=[.K99]*[.H99]" office:value-type="float" office:value="577.69" calcext:value-type="float">
            <text:p>577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3" calcext:value-type="float">
            <text:p>1154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100]*[.H100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4" calcext:value-type="float">
            <text:p>1154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61.98" calcext:value-type="float">
            <text:p>461,98</text:p>
          </table:table-cell>
          <table:table-cell office:value-type="string" calcext:value-type="string">
            <text:p><text:s text:c="8"/>97.02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formula="of:=[.K101]*[.H101]" office:value-type="float" office:value="461.98" calcext:value-type="float">
            <text:p>461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4.63" calcext:value-type="float">
            <text:p>744,63</text:p>
          </table:table-cell>
          <table:table-cell office:value-type="string" calcext:value-type="string">
            <text:p><text:s text:c="7"/>156.37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formula="of:=[.K102]*[.H102]" office:value-type="float" office:value="744.63" calcext:value-type="float">
            <text:p>744,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39.67" calcext:value-type="float">
            <text:p>439,67</text:p>
          </table:table-cell>
          <table:table-cell office:value-type="string" calcext:value-type="string">
            <text:p><text:s text:c="8"/>92.33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formula="of:=[.K103]*[.H103]" office:value-type="float" office:value="439.67" calcext:value-type="float">
            <text:p>439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0.66" calcext:value-type="float">
            <text:p>820,66</text:p>
          </table:table-cell>
          <table:table-cell office:value-type="string" calcext:value-type="string">
            <text:p><text:s text:c="7"/>172.34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formula="of:=[.K104]*[.H104]" office:value-type="float" office:value="820.66" calcext:value-type="float">
            <text:p>820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9.75" calcext:value-type="float">
            <text:p>729,75</text:p>
          </table:table-cell>
          <table:table-cell office:value-type="string" calcext:value-type="string">
            <text:p><text:s text:c="7"/>153.25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formula="of:=[.K105]*[.H105]" office:value-type="float" office:value="729.75" calcext:value-type="float">
            <text:p>729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49" calcext:value-type="float">
            <text:p>1154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2.23" calcext:value-type="float">
            <text:p>732,23</text:p>
          </table:table-cell>
          <table:table-cell office:value-type="string" calcext:value-type="string">
            <text:p><text:s text:c="7"/>153.77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formula="of:=[.K106]*[.H106]" office:value-type="float" office:value="732.23" calcext:value-type="float">
            <text:p>732,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9.67" calcext:value-type="float">
            <text:p>639,67</text:p>
          </table:table-cell>
          <table:table-cell office:value-type="string" calcext:value-type="string">
            <text:p><text:s text:c="7"/>134.33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formula="of:=[.K107]*[.H107]" office:value-type="float" office:value="639.67" calcext:value-type="float">
            <text:p>639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51" calcext:value-type="float">
            <text:p>1155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04.96" calcext:value-type="float">
            <text:p>404,96</text:p>
          </table:table-cell>
          <table:table-cell office:value-type="string" calcext:value-type="string">
            <text:p><text:s text:c="8"/>85.04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formula="of:=[.K108]*[.H108]" office:value-type="float" office:value="404.96" calcext:value-type="float">
            <text:p>404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52" calcext:value-type="float">
            <text:p>1155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9.67" calcext:value-type="float">
            <text:p>639,67</text:p>
          </table:table-cell>
          <table:table-cell office:value-type="string" calcext:value-type="string">
            <text:p><text:s text:c="7"/>134.33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formula="of:=[.K109]*[.H109]" office:value-type="float" office:value="639.67" calcext:value-type="float">
            <text:p>639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53" calcext:value-type="float">
            <text:p>1155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2.07" calcext:value-type="float">
            <text:p>652,07</text:p>
          </table:table-cell>
          <table:table-cell office:value-type="string" calcext:value-type="string">
            <text:p><text:s text:c="7"/>136.93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formula="of:=[.K110]*[.H110]" office:value-type="float" office:value="652.07" calcext:value-type="float">
            <text:p>652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5" calcext:value-type="date">
            <text:p>2016-05-25</text:p>
          </table:table-cell>
          <table:table-cell office:value-type="float" office:value="11554" calcext:value-type="float">
            <text:p>1155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4.96" calcext:value-type="float">
            <text:p>704,96</text:p>
          </table:table-cell>
          <table:table-cell office:value-type="string" calcext:value-type="string">
            <text:p><text:s text:c="7"/>148.04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formula="of:=[.K111]*[.H111]" office:value-type="float" office:value="704.96" calcext:value-type="float">
            <text:p>704,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MERILES ANDREA</text:p>
          </table:table-cell>
          <table:table-cell office:value-type="float" office:value="80" calcext:value-type="float">
            <text:p>80</text:p>
          </table:table-cell>
          <table:table-cell office:value-type="float" office:value="27304522122" calcext:value-type="float">
            <text:p>27304522122</text:p>
          </table:table-cell>
          <table:table-cell office:value-type="float" office:value="12393.39" calcext:value-type="float">
            <text:p>12393,39</text:p>
          </table:table-cell>
          <table:table-cell office:value-type="string" calcext:value-type="string">
            <text:p><text:s text:c="6"/>2602.61</text:p>
          </table:table-cell>
          <table:table-cell office:value-type="float" office:value="14996" calcext:value-type="float">
            <text:p>14996</text:p>
          </table:table-cell>
          <table:table-cell office:value-type="float" office:value="1" calcext:value-type="float">
            <text:p>1</text:p>
          </table:table-cell>
          <table:table-cell table:formula="of:=[.K112]*[.H112]" office:value-type="float" office:value="12393.39" calcext:value-type="float">
            <text:p>12393,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5574.38" calcext:value-type="float">
            <text:p>5574,38</text:p>
          </table:table-cell>
          <table:table-cell office:value-type="string" calcext:value-type="string">
            <text:p><text:s text:c="6"/>1170.62</text:p>
          </table:table-cell>
          <table:table-cell office:value-type="float" office:value="6745" calcext:value-type="float">
            <text:p>6745</text:p>
          </table:table-cell>
          <table:table-cell office:value-type="float" office:value="1" calcext:value-type="float">
            <text:p>1</text:p>
          </table:table-cell>
          <table:table-cell table:formula="of:=[.K113]*[.H113]" office:value-type="float" office:value="5574.38" calcext:value-type="float">
            <text:p>5574,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IN JUAN</text:p>
          </table:table-cell>
          <table:table-cell office:value-type="float" office:value="80" calcext:value-type="float">
            <text:p>80</text:p>
          </table:table-cell>
          <table:table-cell office:value-type="float" office:value="27940184431" calcext:value-type="float">
            <text:p>27940184431</text:p>
          </table:table-cell>
          <table:table-cell office:value-type="float" office:value="7347.11" calcext:value-type="float">
            <text:p>7347,11</text:p>
          </table:table-cell>
          <table:table-cell office:value-type="string" calcext:value-type="string">
            <text:p><text:s text:c="6"/>1542.89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table:formula="of:=[.K114]*[.H114]" office:value-type="float" office:value="7347.11" calcext:value-type="float">
            <text:p>7347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55" calcext:value-type="float">
            <text:p>1155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5.45" calcext:value-type="float">
            <text:p>745,45</text:p>
          </table:table-cell>
          <table:table-cell office:value-type="string" calcext:value-type="string">
            <text:p><text:s text:c="7"/>156.55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formula="of:=[.K115]*[.H115]" office:value-type="float" office:value="745.45" calcext:value-type="float">
            <text:p>745,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56" calcext:value-type="float">
            <text:p>1155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62.81" calcext:value-type="float">
            <text:p>762,81</text:p>
          </table:table-cell>
          <table:table-cell office:value-type="string" calcext:value-type="string">
            <text:p><text:s text:c="7"/>160.19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formula="of:=[.K116]*[.H116]" office:value-type="float" office:value="762.81" calcext:value-type="float">
            <text:p>762,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57" calcext:value-type="float">
            <text:p>1155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8.18" calcext:value-type="float">
            <text:p>818,18</text:p>
          </table:table-cell>
          <table:table-cell office:value-type="string" calcext:value-type="string">
            <text:p><text:s text:c="7"/>171.8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K117]*[.H117]" office:value-type="float" office:value="818.18" calcext:value-type="float">
            <text:p>8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58" calcext:value-type="float">
            <text:p>1155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1.07" calcext:value-type="float">
            <text:p>771,07</text:p>
          </table:table-cell>
          <table:table-cell office:value-type="string" calcext:value-type="string">
            <text:p><text:s text:c="7"/>161.93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formula="of:=[.K118]*[.H118]" office:value-type="float" office:value="771.07" calcext:value-type="float">
            <text:p>771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59" calcext:value-type="float">
            <text:p>1155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119]*[.H119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1.16" calcext:value-type="float">
            <text:p>661,16</text:p>
          </table:table-cell>
          <table:table-cell office:value-type="string" calcext:value-type="string">
            <text:p><text:s text:c="7"/>138.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K120]*[.H120]" office:value-type="float" office:value="661.16" calcext:value-type="float">
            <text:p>661,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1" calcext:value-type="float">
            <text:p>1156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7.69" calcext:value-type="float">
            <text:p>577,69</text:p>
          </table:table-cell>
          <table:table-cell office:value-type="string" calcext:value-type="string">
            <text:p><text:s text:c="7"/>121.31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formula="of:=[.K121]*[.H121]" office:value-type="float" office:value="577.69" calcext:value-type="float">
            <text:p>577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2" calcext:value-type="float">
            <text:p>1156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5.12" calcext:value-type="float">
            <text:p>785,12</text:p>
          </table:table-cell>
          <table:table-cell office:value-type="string" calcext:value-type="string">
            <text:p><text:s text:c="7"/>164.88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formula="of:=[.K122]*[.H122]" office:value-type="float" office:value="785.12" calcext:value-type="float">
            <text:p>785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1.16" calcext:value-type="float">
            <text:p>661,16</text:p>
          </table:table-cell>
          <table:table-cell office:value-type="string" calcext:value-type="string">
            <text:p><text:s text:c="7"/>138.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K123]*[.H123]" office:value-type="float" office:value="661.16" calcext:value-type="float">
            <text:p>661,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8.18" calcext:value-type="float">
            <text:p>818,18</text:p>
          </table:table-cell>
          <table:table-cell office:value-type="string" calcext:value-type="string">
            <text:p><text:s text:c="7"/>171.8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K124]*[.H124]" office:value-type="float" office:value="818.18" calcext:value-type="float">
            <text:p>8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5" calcext:value-type="float">
            <text:p>1156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0.66" calcext:value-type="float">
            <text:p>820,66</text:p>
          </table:table-cell>
          <table:table-cell office:value-type="string" calcext:value-type="string">
            <text:p><text:s text:c="7"/>172.34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formula="of:=[.K125]*[.H125]" office:value-type="float" office:value="820.66" calcext:value-type="float">
            <text:p>820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7.69" calcext:value-type="float">
            <text:p>577,69</text:p>
          </table:table-cell>
          <table:table-cell office:value-type="string" calcext:value-type="string">
            <text:p><text:s text:c="7"/>121.31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formula="of:=[.K126]*[.H126]" office:value-type="float" office:value="577.69" calcext:value-type="float">
            <text:p>577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7" calcext:value-type="float">
            <text:p>1156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23.97" calcext:value-type="float">
            <text:p>623,97</text:p>
          </table:table-cell>
          <table:table-cell office:value-type="string" calcext:value-type="string">
            <text:p><text:s text:c="7"/>131.03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formula="of:=[.K127]*[.H127]" office:value-type="float" office:value="623.97" calcext:value-type="float">
            <text:p>623,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8" calcext:value-type="float">
            <text:p>1156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5.7" calcext:value-type="float">
            <text:p>715,7</text:p>
          </table:table-cell>
          <table:table-cell office:value-type="string" calcext:value-type="string">
            <text:p><text:s text:c="7"/>150.30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table:formula="of:=[.K128]*[.H128]" office:value-type="float" office:value="715.7" calcext:value-type="float">
            <text:p>715,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69" calcext:value-type="float">
            <text:p>1156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88.43" calcext:value-type="float">
            <text:p>688,43</text:p>
          </table:table-cell>
          <table:table-cell office:value-type="string" calcext:value-type="string">
            <text:p><text:s text:c="7"/>144.57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formula="of:=[.K129]*[.H129]" office:value-type="float" office:value="688.43" calcext:value-type="float">
            <text:p>688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70" calcext:value-type="float">
            <text:p>1157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2.23" calcext:value-type="float">
            <text:p>732,23</text:p>
          </table:table-cell>
          <table:table-cell office:value-type="string" calcext:value-type="string">
            <text:p><text:s text:c="7"/>153.77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formula="of:=[.K130]*[.H130]" office:value-type="float" office:value="732.23" calcext:value-type="float">
            <text:p>732,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131]*[.H131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72" calcext:value-type="float">
            <text:p>1157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2.89" calcext:value-type="float">
            <text:p>552,89</text:p>
          </table:table-cell>
          <table:table-cell office:value-type="string" calcext:value-type="string">
            <text:p><text:s text:c="7"/>116.11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formula="of:=[.K132]*[.H132]" office:value-type="float" office:value="552.89" calcext:value-type="float">
            <text:p>5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6" calcext:value-type="date">
            <text:p>2016-05-26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7.36" calcext:value-type="float">
            <text:p>817,36</text:p>
          </table:table-cell>
          <table:table-cell office:value-type="string" calcext:value-type="string">
            <text:p><text:s text:c="7"/>171.64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formula="of:=[.K133]*[.H133]" office:value-type="float" office:value="817.36" calcext:value-type="float">
            <text:p>817,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RUAN QINGLIN</text:p>
          </table:table-cell>
          <table:table-cell office:value-type="float" office:value="80" calcext:value-type="float">
            <text:p>80</text:p>
          </table:table-cell>
          <table:table-cell office:value-type="float" office:value="20941505970" calcext:value-type="float">
            <text:p>20941505970</text:p>
          </table:table-cell>
          <table:table-cell office:value-type="float" office:value="2809.09" calcext:value-type="float">
            <text:p>2809,09</text:p>
          </table:table-cell>
          <table:table-cell office:value-type="string" calcext:value-type="string">
            <text:p><text:s text:c="7"/>589.91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table:formula="of:=[.K134]*[.H134]" office:value-type="float" office:value="2809.09" calcext:value-type="float">
            <text:p>2809,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BIM-POS SA</text:p>
          </table:table-cell>
          <table:table-cell office:value-type="float" office:value="80" calcext:value-type="float">
            <text:p>80</text:p>
          </table:table-cell>
          <table:table-cell office:value-type="float" office:value="30712044108" calcext:value-type="float">
            <text:p>30712044108</text:p>
          </table:table-cell>
          <table:table-cell office:value-type="float" office:value="3760.33" calcext:value-type="float">
            <text:p>3760,33</text:p>
          </table:table-cell>
          <table:table-cell office:value-type="string" calcext:value-type="string">
            <text:p><text:s text:c="7"/>789.67</text:p>
          </table:table-cell>
          <table:table-cell office:value-type="float" office:value="4550" calcext:value-type="float">
            <text:p>4550</text:p>
          </table:table-cell>
          <table:table-cell office:value-type="float" office:value="1" calcext:value-type="float">
            <text:p>1</text:p>
          </table:table-cell>
          <table:table-cell table:formula="of:=[.K135]*[.H135]" office:value-type="float" office:value="3760.33" calcext:value-type="float">
            <text:p>3760,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MAGIS S.R.L.</text:p>
          </table:table-cell>
          <table:table-cell office:value-type="float" office:value="80" calcext:value-type="float">
            <text:p>80</text:p>
          </table:table-cell>
          <table:table-cell office:value-type="float" office:value="30712168737" calcext:value-type="float">
            <text:p>30712168737</text:p>
          </table:table-cell>
          <table:table-cell office:value-type="float" office:value="2773.55" calcext:value-type="float">
            <text:p>2773,55</text:p>
          </table:table-cell>
          <table:table-cell office:value-type="string" calcext:value-type="string">
            <text:p><text:s text:c="7"/>582.45</text:p>
          </table:table-cell>
          <table:table-cell office:value-type="float" office:value="3356" calcext:value-type="float">
            <text:p>3356</text:p>
          </table:table-cell>
          <table:table-cell office:value-type="float" office:value="1" calcext:value-type="float">
            <text:p>1</text:p>
          </table:table-cell>
          <table:table-cell table:formula="of:=[.K136]*[.H136]" office:value-type="float" office:value="2773.55" calcext:value-type="float">
            <text:p>2773,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GOMEZ EDUARDO JOSE</text:p>
          </table:table-cell>
          <table:table-cell office:value-type="float" office:value="80" calcext:value-type="float">
            <text:p>80</text:p>
          </table:table-cell>
          <table:table-cell office:value-type="float" office:value="23146544649" calcext:value-type="float">
            <text:p>23146544649</text:p>
          </table:table-cell>
          <table:table-cell office:value-type="float" office:value="3718.18" calcext:value-type="float">
            <text:p>3718,18</text:p>
          </table:table-cell>
          <table:table-cell office:value-type="string" calcext:value-type="string">
            <text:p><text:s text:c="7"/>780.82</text:p>
          </table:table-cell>
          <table:table-cell office:value-type="float" office:value="4499" calcext:value-type="float">
            <text:p>4499</text:p>
          </table:table-cell>
          <table:table-cell office:value-type="float" office:value="1" calcext:value-type="float">
            <text:p>1</text:p>
          </table:table-cell>
          <table:table-cell table:formula="of:=[.K137]*[.H137]" office:value-type="float" office:value="3718.18" calcext:value-type="float">
            <text:p>3718,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7801.65" calcext:value-type="float">
            <text:p>7801,65</text:p>
          </table:table-cell>
          <table:table-cell office:value-type="string" calcext:value-type="string">
            <text:p><text:s text:c="6"/>1638.35</text:p>
          </table:table-cell>
          <table:table-cell office:value-type="float" office:value="9440" calcext:value-type="float">
            <text:p>9440</text:p>
          </table:table-cell>
          <table:table-cell office:value-type="float" office:value="1" calcext:value-type="float">
            <text:p>1</text:p>
          </table:table-cell>
          <table:table-cell table:formula="of:=[.K138]*[.H138]" office:value-type="float" office:value="7801.65" calcext:value-type="float">
            <text:p>7801,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449" calcext:value-type="float">
            <text:p>11449</text:p>
          </table:table-cell>
          <table:table-cell office:value-type="string" calcext:value-type="string">
            <text:p>MEINET (MINIMERCADO NANCY)</text:p>
          </table:table-cell>
          <table:table-cell office:value-type="float" office:value="99" calcext:value-type="float">
            <text:p>99</text:p>
          </table:table-cell>
          <table:table-cell office:value-type="float" office:value="20145283575" calcext:value-type="float">
            <text:p>20145283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9"/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39]*[.H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3" calcext:value-type="float">
            <text:p>1157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0.41" calcext:value-type="float">
            <text:p>650,41</text:p>
          </table:table-cell>
          <table:table-cell office:value-type="string" calcext:value-type="string">
            <text:p><text:s text:c="7"/>136.59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formula="of:=[.K140]*[.H140]" office:value-type="float" office:value="650.41" calcext:value-type="float">
            <text:p>650,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68.6" calcext:value-type="float">
            <text:p>368,6</text:p>
          </table:table-cell>
          <table:table-cell office:value-type="string" calcext:value-type="string">
            <text:p><text:s text:c="8"/>77.40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[.K141]*[.H141]" office:value-type="float" office:value="368.6" calcext:value-type="float">
            <text:p>36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5" calcext:value-type="float">
            <text:p>1157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2.23" calcext:value-type="float">
            <text:p>732,23</text:p>
          </table:table-cell>
          <table:table-cell office:value-type="string" calcext:value-type="string">
            <text:p><text:s text:c="7"/>153.77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formula="of:=[.K142]*[.H142]" office:value-type="float" office:value="732.23" calcext:value-type="float">
            <text:p>732,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6" calcext:value-type="float">
            <text:p>1157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4.63" calcext:value-type="float">
            <text:p>644,63</text:p>
          </table:table-cell>
          <table:table-cell office:value-type="string" calcext:value-type="string">
            <text:p><text:s text:c="7"/>135.37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formula="of:=[.K143]*[.H143]" office:value-type="float" office:value="644.63" calcext:value-type="float">
            <text:p>644,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7" calcext:value-type="float">
            <text:p>1157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2.98" calcext:value-type="float">
            <text:p>642,98</text:p>
          </table:table-cell>
          <table:table-cell office:value-type="string" calcext:value-type="string">
            <text:p><text:s text:c="7"/>135.02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formula="of:=[.K144]*[.H144]" office:value-type="float" office:value="642.98" calcext:value-type="float">
            <text:p>6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8" calcext:value-type="float">
            <text:p>1157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74.38" calcext:value-type="float">
            <text:p>774,38</text:p>
          </table:table-cell>
          <table:table-cell office:value-type="string" calcext:value-type="string">
            <text:p><text:s text:c="7"/>162.62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formula="of:=[.K145]*[.H145]" office:value-type="float" office:value="774.38" calcext:value-type="float">
            <text:p>774,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79" calcext:value-type="float">
            <text:p>1157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7.85" calcext:value-type="float">
            <text:p>757,85</text:p>
          </table:table-cell>
          <table:table-cell office:value-type="string" calcext:value-type="string">
            <text:p><text:s text:c="7"/>159.15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formula="of:=[.K146]*[.H146]" office:value-type="float" office:value="757.85" calcext:value-type="float">
            <text:p>757,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05.79" calcext:value-type="float">
            <text:p>605,79</text:p>
          </table:table-cell>
          <table:table-cell office:value-type="string" calcext:value-type="string">
            <text:p><text:s text:c="7"/>127.21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formula="of:=[.K147]*[.H147]" office:value-type="float" office:value="605.79" calcext:value-type="float">
            <text:p>605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9.59" calcext:value-type="float">
            <text:p>749,59</text:p>
          </table:table-cell>
          <table:table-cell office:value-type="string" calcext:value-type="string">
            <text:p><text:s text:c="7"/>157.41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formula="of:=[.K148]*[.H148]" office:value-type="float" office:value="749.59" calcext:value-type="float">
            <text:p>749,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2" calcext:value-type="float">
            <text:p>1158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34.71" calcext:value-type="float">
            <text:p>534,71</text:p>
          </table:table-cell>
          <table:table-cell office:value-type="string" calcext:value-type="string">
            <text:p><text:s text:c="7"/>112.29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formula="of:=[.K149]*[.H149]" office:value-type="float" office:value="534.71" calcext:value-type="float">
            <text:p>5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3" calcext:value-type="float">
            <text:p>1158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5.95" calcext:value-type="float">
            <text:p>785,95</text:p>
          </table:table-cell>
          <table:table-cell office:value-type="string" calcext:value-type="string">
            <text:p><text:s text:c="7"/>165.05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table:formula="of:=[.K150]*[.H150]" office:value-type="float" office:value="785.95" calcext:value-type="float">
            <text:p>785,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4" calcext:value-type="float">
            <text:p>1158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20.66" calcext:value-type="float">
            <text:p>620,66</text:p>
          </table:table-cell>
          <table:table-cell office:value-type="string" calcext:value-type="string">
            <text:p><text:s text:c="7"/>130.34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formula="of:=[.K151]*[.H151]" office:value-type="float" office:value="620.66" calcext:value-type="float">
            <text:p>620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5" calcext:value-type="float">
            <text:p>1158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2.07" calcext:value-type="float">
            <text:p>752,07</text:p>
          </table:table-cell>
          <table:table-cell office:value-type="string" calcext:value-type="string">
            <text:p><text:s text:c="7"/>157.93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formula="of:=[.K152]*[.H152]" office:value-type="float" office:value="752.07" calcext:value-type="float">
            <text:p>752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6" calcext:value-type="float">
            <text:p>1158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0.25" calcext:value-type="float">
            <text:p>570,25</text:p>
          </table:table-cell>
          <table:table-cell office:value-type="string" calcext:value-type="string">
            <text:p><text:s text:c="7"/>119.75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formula="of:=[.K153]*[.H153]" office:value-type="float" office:value="570.25" calcext:value-type="float">
            <text:p>570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8" calcext:value-type="float">
            <text:p>1158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2.89" calcext:value-type="float">
            <text:p>752,89</text:p>
          </table:table-cell>
          <table:table-cell office:value-type="string" calcext:value-type="string">
            <text:p><text:s text:c="7"/>158.11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formula="of:=[.K154]*[.H154]" office:value-type="float" office:value="752.89" calcext:value-type="float">
            <text:p>7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2.07" calcext:value-type="float">
            <text:p>552,07</text:p>
          </table:table-cell>
          <table:table-cell office:value-type="string" calcext:value-type="string">
            <text:p><text:s text:c="7"/>115.93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formula="of:=[.K155]*[.H155]" office:value-type="float" office:value="552.07" calcext:value-type="float">
            <text:p>552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7.69" calcext:value-type="float">
            <text:p>577,69</text:p>
          </table:table-cell>
          <table:table-cell office:value-type="string" calcext:value-type="string">
            <text:p><text:s text:c="7"/>121.31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formula="of:=[.K156]*[.H156]" office:value-type="float" office:value="577.69" calcext:value-type="float">
            <text:p>577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1" calcext:value-type="float">
            <text:p>1159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8.18" calcext:value-type="float">
            <text:p>818,18</text:p>
          </table:table-cell>
          <table:table-cell office:value-type="string" calcext:value-type="string">
            <text:p><text:s text:c="7"/>171.8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K157]*[.H157]" office:value-type="float" office:value="818.18" calcext:value-type="float">
            <text:p>8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67.77" calcext:value-type="float">
            <text:p>767,77</text:p>
          </table:table-cell>
          <table:table-cell office:value-type="string" calcext:value-type="string">
            <text:p><text:s text:c="7"/>161.23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formula="of:=[.K158]*[.H158]" office:value-type="float" office:value="767.77" calcext:value-type="float">
            <text:p>767,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0.74" calcext:value-type="float">
            <text:p>610,74</text:p>
          </table:table-cell>
          <table:table-cell office:value-type="string" calcext:value-type="string">
            <text:p><text:s text:c="7"/>128.26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table:formula="of:=[.K159]*[.H159]" office:value-type="float" office:value="610.74" calcext:value-type="float">
            <text:p>610,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4" calcext:value-type="float">
            <text:p>1159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77.69" calcext:value-type="float">
            <text:p>677,69</text:p>
          </table:table-cell>
          <table:table-cell office:value-type="string" calcext:value-type="string">
            <text:p><text:s text:c="7"/>142.31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formula="of:=[.K160]*[.H160]" office:value-type="float" office:value="677.69" calcext:value-type="float">
            <text:p>677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5" calcext:value-type="float">
            <text:p>1159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6.28" calcext:value-type="float">
            <text:p>646,28</text:p>
          </table:table-cell>
          <table:table-cell office:value-type="string" calcext:value-type="string">
            <text:p><text:s text:c="7"/>135.72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formula="of:=[.K161]*[.H161]" office:value-type="float" office:value="646.28" calcext:value-type="float">
            <text:p>646,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6" calcext:value-type="float">
            <text:p>1159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11.57" calcext:value-type="float">
            <text:p>511,57</text:p>
          </table:table-cell>
          <table:table-cell office:value-type="string" calcext:value-type="string">
            <text:p><text:s text:c="7"/>107.43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formula="of:=[.K162]*[.H162]" office:value-type="float" office:value="511.57" calcext:value-type="float">
            <text:p>511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22.31" calcext:value-type="float">
            <text:p>622,31</text:p>
          </table:table-cell>
          <table:table-cell office:value-type="string" calcext:value-type="string">
            <text:p><text:s text:c="7"/>130.69</text:p>
          </table:table-cell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table:formula="of:=[.K163]*[.H163]" office:value-type="float" office:value="622.31" calcext:value-type="float">
            <text:p>622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8" calcext:value-type="float">
            <text:p>1159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4.13" calcext:value-type="float">
            <text:p>704,13</text:p>
          </table:table-cell>
          <table:table-cell office:value-type="string" calcext:value-type="string">
            <text:p><text:s text:c="7"/>147.87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formula="of:=[.K164]*[.H164]" office:value-type="float" office:value="704.13" calcext:value-type="float">
            <text:p>7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599" calcext:value-type="float">
            <text:p>1159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4.05" calcext:value-type="float">
            <text:p>714,05</text:p>
          </table:table-cell>
          <table:table-cell office:value-type="string" calcext:value-type="string">
            <text:p><text:s text:c="7"/>149.95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formula="of:=[.K165]*[.H165]" office:value-type="float" office:value="714.05" calcext:value-type="float">
            <text:p>714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0.74" calcext:value-type="float">
            <text:p>710,74</text:p>
          </table:table-cell>
          <table:table-cell office:value-type="string" calcext:value-type="string">
            <text:p><text:s text:c="7"/>149.26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formula="of:=[.K166]*[.H166]" office:value-type="float" office:value="710.74" calcext:value-type="float">
            <text:p>710,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7" calcext:value-type="date">
            <text:p>2016-05-27</text:p>
          </table:table-cell>
          <table:table-cell office:value-type="float" office:value="11601" calcext:value-type="float">
            <text:p>1160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4.63" calcext:value-type="float">
            <text:p>744,63</text:p>
          </table:table-cell>
          <table:table-cell office:value-type="string" calcext:value-type="string">
            <text:p><text:s text:c="7"/>156.37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formula="of:=[.K167]*[.H167]" office:value-type="float" office:value="744.63" calcext:value-type="float">
            <text:p>744,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2" calcext:value-type="float">
            <text:p>1160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3.39" calcext:value-type="float">
            <text:p>793,39</text:p>
          </table:table-cell>
          <table:table-cell office:value-type="string" calcext:value-type="string">
            <text:p><text:s text:c="7"/>166.61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formula="of:=[.K168]*[.H168]" office:value-type="float" office:value="793.39" calcext:value-type="float">
            <text:p>793,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9.83" calcext:value-type="float">
            <text:p>819,83</text:p>
          </table:table-cell>
          <table:table-cell office:value-type="string" calcext:value-type="string">
            <text:p><text:s text:c="7"/>172.17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[.K169]*[.H169]" office:value-type="float" office:value="819.83" calcext:value-type="float">
            <text:p>819,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4" calcext:value-type="float">
            <text:p>1160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4.88" calcext:value-type="float">
            <text:p>814,88</text:p>
          </table:table-cell>
          <table:table-cell office:value-type="string" calcext:value-type="string">
            <text:p><text:s text:c="7"/>171.12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formula="of:=[.K170]*[.H170]" office:value-type="float" office:value="814.88" calcext:value-type="float">
            <text:p>814,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5" calcext:value-type="float">
            <text:p>1160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5.7" calcext:value-type="float">
            <text:p>615,7</text:p>
          </table:table-cell>
          <table:table-cell office:value-type="string" calcext:value-type="string">
            <text:p><text:s text:c="7"/>129.30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formula="of:=[.K171]*[.H171]" office:value-type="float" office:value="615.7" calcext:value-type="float">
            <text:p>615,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6" calcext:value-type="float">
            <text:p>1160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0.41" calcext:value-type="float">
            <text:p>750,41</text:p>
          </table:table-cell>
          <table:table-cell office:value-type="string" calcext:value-type="string">
            <text:p><text:s text:c="7"/>157.59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formula="of:=[.K172]*[.H172]" office:value-type="float" office:value="750.41" calcext:value-type="float">
            <text:p>750,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7" calcext:value-type="float">
            <text:p>1160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13.22" calcext:value-type="float">
            <text:p>413,22</text:p>
          </table:table-cell>
          <table:table-cell office:value-type="string" calcext:value-type="string">
            <text:p><text:s text:c="8"/>86.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K173]*[.H173]" office:value-type="float" office:value="413.22" calcext:value-type="float">
            <text:p>413,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8" calcext:value-type="float">
            <text:p>1160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5.54" calcext:value-type="float">
            <text:p>735,54</text:p>
          </table:table-cell>
          <table:table-cell office:value-type="string" calcext:value-type="string">
            <text:p><text:s text:c="7"/>154.46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formula="of:=[.K174]*[.H174]" office:value-type="float" office:value="735.54" calcext:value-type="float">
            <text:p>735,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09" calcext:value-type="float">
            <text:p>1160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8.18" calcext:value-type="float">
            <text:p>818,18</text:p>
          </table:table-cell>
          <table:table-cell office:value-type="string" calcext:value-type="string">
            <text:p><text:s text:c="7"/>171.8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K175]*[.H175]" office:value-type="float" office:value="818.18" calcext:value-type="float">
            <text:p>8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5.87" calcext:value-type="float">
            <text:p>795,87</text:p>
          </table:table-cell>
          <table:table-cell office:value-type="string" calcext:value-type="string">
            <text:p><text:s text:c="7"/>167.13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formula="of:=[.K176]*[.H176]" office:value-type="float" office:value="795.87" calcext:value-type="float">
            <text:p>795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5.62" calcext:value-type="float">
            <text:p>825,62</text:p>
          </table:table-cell>
          <table:table-cell office:value-type="string" calcext:value-type="string">
            <text:p><text:s text:c="7"/>173.3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formula="of:=[.K177]*[.H177]" office:value-type="float" office:value="825.62" calcext:value-type="float">
            <text:p>825,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94.21" calcext:value-type="float">
            <text:p>494,21</text:p>
          </table:table-cell>
          <table:table-cell office:value-type="string" calcext:value-type="string">
            <text:p><text:s text:c="7"/>103.79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formula="of:=[.K178]*[.H178]" office:value-type="float" office:value="494.21" calcext:value-type="float">
            <text:p>494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3" calcext:value-type="float">
            <text:p>1161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7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179]*[.H179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7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180]*[.H180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2.07" calcext:value-type="float">
            <text:p>652,07</text:p>
          </table:table-cell>
          <table:table-cell office:value-type="string" calcext:value-type="string">
            <text:p><text:s text:c="7"/>136.93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formula="of:=[.K181]*[.H181]" office:value-type="float" office:value="652.07" calcext:value-type="float">
            <text:p>652,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5.54" calcext:value-type="float">
            <text:p>735,54</text:p>
          </table:table-cell>
          <table:table-cell office:value-type="string" calcext:value-type="string">
            <text:p><text:s text:c="7"/>154.46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formula="of:=[.K182]*[.H182]" office:value-type="float" office:value="735.54" calcext:value-type="float">
            <text:p>735,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7" calcext:value-type="float">
            <text:p>1161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87.6" calcext:value-type="float">
            <text:p>587,6</text:p>
          </table:table-cell>
          <table:table-cell office:value-type="string" calcext:value-type="string">
            <text:p><text:s text:c="7"/>123.40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formula="of:=[.K183]*[.H183]" office:value-type="float" office:value="587.6" calcext:value-type="float">
            <text:p>587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8.6" calcext:value-type="float">
            <text:p>668,6</text:p>
          </table:table-cell>
          <table:table-cell office:value-type="string" calcext:value-type="string">
            <text:p><text:s text:c="7"/>140.40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formula="of:=[.K184]*[.H184]" office:value-type="float" office:value="668.6" calcext:value-type="float">
            <text:p>66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19" calcext:value-type="float">
            <text:p>1161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1.24" calcext:value-type="float">
            <text:p>551,24</text:p>
          </table:table-cell>
          <table:table-cell office:value-type="string" calcext:value-type="string">
            <text:p><text:s text:c="7"/>115.76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formula="of:=[.K185]*[.H185]" office:value-type="float" office:value="551.24" calcext:value-type="float">
            <text:p>551,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0.66" calcext:value-type="float">
            <text:p>820,66</text:p>
          </table:table-cell>
          <table:table-cell office:value-type="string" calcext:value-type="string">
            <text:p><text:s text:c="7"/>172.34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formula="of:=[.K186]*[.H186]" office:value-type="float" office:value="820.66" calcext:value-type="float">
            <text:p>820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1" calcext:value-type="float">
            <text:p>1162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68.6" calcext:value-type="float">
            <text:p>468,6</text:p>
          </table:table-cell>
          <table:table-cell office:value-type="string" calcext:value-type="string">
            <text:p><text:s text:c="8"/>98.40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formula="of:=[.K187]*[.H187]" office:value-type="float" office:value="468.6" calcext:value-type="float">
            <text:p>46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2" calcext:value-type="float">
            <text:p>1162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0.33" calcext:value-type="float">
            <text:p>660,33</text:p>
          </table:table-cell>
          <table:table-cell office:value-type="string" calcext:value-type="string">
            <text:p><text:s text:c="7"/>138.67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[.K188]*[.H188]" office:value-type="float" office:value="660.33" calcext:value-type="float">
            <text:p>660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3" calcext:value-type="float">
            <text:p>1162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6.36" calcext:value-type="float">
            <text:p>736,36</text:p>
          </table:table-cell>
          <table:table-cell office:value-type="string" calcext:value-type="string">
            <text:p><text:s text:c="7"/>154.64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formula="of:=[.K189]*[.H189]" office:value-type="float" office:value="736.36" calcext:value-type="float">
            <text:p>736,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40.5" calcext:value-type="float">
            <text:p>540,5</text:p>
          </table:table-cell>
          <table:table-cell office:value-type="string" calcext:value-type="string">
            <text:p><text:s text:c="7"/>113.50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formula="of:=[.K190]*[.H190]" office:value-type="float" office:value="540.5" calcext:value-type="float">
            <text:p>54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5" calcext:value-type="float">
            <text:p>1162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1.57" calcext:value-type="float">
            <text:p>711,57</text:p>
          </table:table-cell>
          <table:table-cell office:value-type="string" calcext:value-type="string">
            <text:p><text:s text:c="7"/>149.43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formula="of:=[.K191]*[.H191]" office:value-type="float" office:value="711.57" calcext:value-type="float">
            <text:p>711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2.48" calcext:value-type="float">
            <text:p>702,48</text:p>
          </table:table-cell>
          <table:table-cell office:value-type="string" calcext:value-type="string">
            <text:p><text:s text:c="7"/>147.52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formula="of:=[.K192]*[.H192]" office:value-type="float" office:value="702.48" calcext:value-type="float">
            <text:p>702,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7" calcext:value-type="float">
            <text:p>1162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95.04" calcext:value-type="float">
            <text:p>295,04</text:p>
          </table:table-cell>
          <table:table-cell office:value-type="string" calcext:value-type="string">
            <text:p><text:s text:c="8"/>61.96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formula="of:=[.K193]*[.H193]" office:value-type="float" office:value="295.04" calcext:value-type="float">
            <text:p>295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8" calcext:value-type="float">
            <text:p>1162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1.24" calcext:value-type="float">
            <text:p>551,24</text:p>
          </table:table-cell>
          <table:table-cell office:value-type="string" calcext:value-type="string">
            <text:p><text:s text:c="7"/>115.76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formula="of:=[.K194]*[.H194]" office:value-type="float" office:value="551.24" calcext:value-type="float">
            <text:p>551,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29" calcext:value-type="float">
            <text:p>1162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4.21" calcext:value-type="float">
            <text:p>394,21</text:p>
          </table:table-cell>
          <table:table-cell office:value-type="string" calcext:value-type="string">
            <text:p><text:s text:c="8"/>82.79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formula="of:=[.K195]*[.H195]" office:value-type="float" office:value="394.21" calcext:value-type="float">
            <text:p>394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196]*[.H196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1" calcext:value-type="float">
            <text:p>1163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7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197]*[.H197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0.74" calcext:value-type="float">
            <text:p>710,74</text:p>
          </table:table-cell>
          <table:table-cell office:value-type="string" calcext:value-type="string">
            <text:p><text:s text:c="7"/>149.26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formula="of:=[.K198]*[.H198]" office:value-type="float" office:value="710.74" calcext:value-type="float">
            <text:p>710,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3" calcext:value-type="float">
            <text:p>1163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1.24" calcext:value-type="float">
            <text:p>651,24</text:p>
          </table:table-cell>
          <table:table-cell office:value-type="string" calcext:value-type="string">
            <text:p><text:s text:c="7"/>136.76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formula="of:=[.K199]*[.H199]" office:value-type="float" office:value="651.24" calcext:value-type="float">
            <text:p>651,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4" calcext:value-type="float">
            <text:p>1163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2.98" calcext:value-type="float">
            <text:p>742,98</text:p>
          </table:table-cell>
          <table:table-cell office:value-type="string" calcext:value-type="string">
            <text:p><text:s text:c="7"/>156.0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formula="of:=[.K200]*[.H200]" office:value-type="float" office:value="742.98" calcext:value-type="float">
            <text:p>7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1.4" calcext:value-type="float">
            <text:p>731,4</text:p>
          </table:table-cell>
          <table:table-cell office:value-type="string" calcext:value-type="string">
            <text:p><text:s text:c="7"/>153.60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formula="of:=[.K201]*[.H201]" office:value-type="float" office:value="731.4" calcext:value-type="float">
            <text:p>731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6" calcext:value-type="float">
            <text:p>1163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9.92" calcext:value-type="float">
            <text:p>709,92</text:p>
          </table:table-cell>
          <table:table-cell office:value-type="string" calcext:value-type="string">
            <text:p><text:s text:c="7"/>149.08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formula="of:=[.K202]*[.H202]" office:value-type="float" office:value="709.92" calcext:value-type="float">
            <text:p>709,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7" calcext:value-type="float">
            <text:p>1163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2.98" calcext:value-type="float">
            <text:p>742,98</text:p>
          </table:table-cell>
          <table:table-cell office:value-type="string" calcext:value-type="string">
            <text:p><text:s text:c="7"/>156.0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formula="of:=[.K203]*[.H203]" office:value-type="float" office:value="742.98" calcext:value-type="float">
            <text:p>7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8" calcext:value-type="float">
            <text:p>1163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3.14" calcext:value-type="float">
            <text:p>823,14</text:p>
          </table:table-cell>
          <table:table-cell office:value-type="string" calcext:value-type="string">
            <text:p><text:s text:c="7"/>172.86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table:formula="of:=[.K204]*[.H204]" office:value-type="float" office:value="823.14" calcext:value-type="float">
            <text:p>823,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39" calcext:value-type="float">
            <text:p>1163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3.97" calcext:value-type="float">
            <text:p>823,97</text:p>
          </table:table-cell>
          <table:table-cell office:value-type="string" calcext:value-type="string">
            <text:p><text:s text:c="7"/>173.03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formula="of:=[.K205]*[.H205]" office:value-type="float" office:value="823.97" calcext:value-type="float">
            <text:p>823,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7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206]*[.H206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207]*[.H207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2" calcext:value-type="float">
            <text:p>1164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1.49" calcext:value-type="float">
            <text:p>821,49</text:p>
          </table:table-cell>
          <table:table-cell office:value-type="string" calcext:value-type="string">
            <text:p><text:s text:c="7"/>172.51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formula="of:=[.K208]*[.H208]" office:value-type="float" office:value="821.49" calcext:value-type="float">
            <text:p>821,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8.18" calcext:value-type="float">
            <text:p>718,18</text:p>
          </table:table-cell>
          <table:table-cell office:value-type="string" calcext:value-type="string">
            <text:p><text:s text:c="7"/>150.82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formula="of:=[.K209]*[.H209]" office:value-type="float" office:value="718.18" calcext:value-type="float">
            <text:p>7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2.15" calcext:value-type="float">
            <text:p>742,15</text:p>
          </table:table-cell>
          <table:table-cell office:value-type="string" calcext:value-type="string">
            <text:p><text:s text:c="7"/>155.85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formula="of:=[.K210]*[.H210]" office:value-type="float" office:value="742.15" calcext:value-type="float">
            <text:p>742,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5" calcext:value-type="float">
            <text:p>1164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40.5" calcext:value-type="float">
            <text:p>540,5</text:p>
          </table:table-cell>
          <table:table-cell office:value-type="string" calcext:value-type="string">
            <text:p><text:s text:c="7"/>113.50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formula="of:=[.K211]*[.H211]" office:value-type="float" office:value="540.5" calcext:value-type="float">
            <text:p>54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0.66" calcext:value-type="float">
            <text:p>820,66</text:p>
          </table:table-cell>
          <table:table-cell office:value-type="string" calcext:value-type="string">
            <text:p><text:s text:c="7"/>172.34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formula="of:=[.K212]*[.H212]" office:value-type="float" office:value="820.66" calcext:value-type="float">
            <text:p>820,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7" calcext:value-type="float">
            <text:p>1164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213]*[.H213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8" calcext:value-type="float">
            <text:p>1164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61.98" calcext:value-type="float">
            <text:p>461,98</text:p>
          </table:table-cell>
          <table:table-cell office:value-type="string" calcext:value-type="string">
            <text:p><text:s text:c="8"/>97.02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formula="of:=[.K214]*[.H214]" office:value-type="float" office:value="461.98" calcext:value-type="float">
            <text:p>461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7.11" calcext:value-type="float">
            <text:p>647,11</text:p>
          </table:table-cell>
          <table:table-cell office:value-type="string" calcext:value-type="string">
            <text:p><text:s text:c="7"/>135.89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formula="of:=[.K215]*[.H215]" office:value-type="float" office:value="647.11" calcext:value-type="float">
            <text:p>647,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50" calcext:value-type="float">
            <text:p>1165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95.04" calcext:value-type="float">
            <text:p>495,04</text:p>
          </table:table-cell>
          <table:table-cell office:value-type="string" calcext:value-type="string">
            <text:p><text:s text:c="7"/>103.96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formula="of:=[.K216]*[.H216]" office:value-type="float" office:value="495.04" calcext:value-type="float">
            <text:p>495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51" calcext:value-type="float">
            <text:p>1165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2.98" calcext:value-type="float">
            <text:p>742,98</text:p>
          </table:table-cell>
          <table:table-cell office:value-type="string" calcext:value-type="string">
            <text:p><text:s text:c="7"/>156.0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formula="of:=[.K217]*[.H217]" office:value-type="float" office:value="742.98" calcext:value-type="float">
            <text:p>742,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28" calcext:value-type="date">
            <text:p>2016-05-28</text:p>
          </table:table-cell>
          <table:table-cell office:value-type="float" office:value="11652" calcext:value-type="float">
            <text:p>1165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06" calcext:value-type="float">
            <text:p>733,06</text:p>
          </table:table-cell>
          <table:table-cell office:value-type="string" calcext:value-type="string">
            <text:p><text:s text:c="7"/>153.94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formula="of:=[.K218]*[.H218]" office:value-type="float" office:value="733.06" calcext:value-type="float">
            <text:p>733,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COOPERADORA ESC DR LAURIANO</text:p>
          </table:table-cell>
          <table:table-cell office:value-type="float" office:value="80" calcext:value-type="float">
            <text:p>80</text:p>
          </table:table-cell>
          <table:table-cell office:value-type="float" office:value="30708281898" calcext:value-type="float">
            <text:p>30708281898</text:p>
          </table:table-cell>
          <table:table-cell office:value-type="float" office:value="2892.56" calcext:value-type="float">
            <text:p>2892,56</text:p>
          </table:table-cell>
          <table:table-cell office:value-type="string" calcext:value-type="string">
            <text:p><text:s text:c="7"/>607.44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table:formula="of:=[.K219]*[.H219]" office:value-type="float" office:value="2892.56" calcext:value-type="float">
            <text:p>2892,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LANZETTI SERGIO ABEL</text:p>
          </table:table-cell>
          <table:table-cell office:value-type="float" office:value="80" calcext:value-type="float">
            <text:p>80</text:p>
          </table:table-cell>
          <table:table-cell office:value-type="float" office:value="20268555634" calcext:value-type="float">
            <text:p>20268555634</text:p>
          </table:table-cell>
          <table:table-cell office:value-type="float" office:value="3057.85" calcext:value-type="float">
            <text:p>3057,85</text:p>
          </table:table-cell>
          <table:table-cell office:value-type="string" calcext:value-type="string">
            <text:p><text:s text:c="7"/>642.15</text:p>
          </table:table-cell>
          <table:table-cell office:value-type="float" office:value="3700" calcext:value-type="float">
            <text:p>3700</text:p>
          </table:table-cell>
          <table:table-cell office:value-type="float" office:value="1" calcext:value-type="float">
            <text:p>1</text:p>
          </table:table-cell>
          <table:table-cell table:formula="of:=[.K220]*[.H220]" office:value-type="float" office:value="3057.85" calcext:value-type="float">
            <text:p>3057,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7107.44" calcext:value-type="float">
            <text:p>7107,44</text:p>
          </table:table-cell>
          <table:table-cell office:value-type="string" calcext:value-type="string">
            <text:p><text:s text:c="6"/>1492.56</text:p>
          </table:table-cell>
          <table:table-cell office:value-type="float" office:value="8600" calcext:value-type="float">
            <text:p>8600</text:p>
          </table:table-cell>
          <table:table-cell office:value-type="float" office:value="1" calcext:value-type="float">
            <text:p>1</text:p>
          </table:table-cell>
          <table:table-cell table:formula="of:=[.K221]*[.H221]" office:value-type="float" office:value="7107.44" calcext:value-type="float">
            <text:p>7107,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3" calcext:value-type="float">
            <text:p>1165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2.15" calcext:value-type="float">
            <text:p>642,15</text:p>
          </table:table-cell>
          <table:table-cell office:value-type="string" calcext:value-type="string">
            <text:p><text:s text:c="7"/>134.85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formula="of:=[.K222]*[.H222]" office:value-type="float" office:value="642.15" calcext:value-type="float">
            <text:p>642,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4" calcext:value-type="float">
            <text:p>1165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2.4" calcext:value-type="float">
            <text:p>612,4</text:p>
          </table:table-cell>
          <table:table-cell office:value-type="string" calcext:value-type="string">
            <text:p><text:s text:c="7"/>128.60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formula="of:=[.K223]*[.H223]" office:value-type="float" office:value="612.4" calcext:value-type="float">
            <text:p>612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2.48" calcext:value-type="float">
            <text:p>702,48</text:p>
          </table:table-cell>
          <table:table-cell office:value-type="string" calcext:value-type="string">
            <text:p><text:s text:c="7"/>147.52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formula="of:=[.K224]*[.H224]" office:value-type="float" office:value="702.48" calcext:value-type="float">
            <text:p>702,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6" calcext:value-type="float">
            <text:p>1165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8.18" calcext:value-type="float">
            <text:p>718,18</text:p>
          </table:table-cell>
          <table:table-cell office:value-type="string" calcext:value-type="string">
            <text:p><text:s text:c="7"/>150.82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formula="of:=[.K225]*[.H225]" office:value-type="float" office:value="718.18" calcext:value-type="float">
            <text:p>7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7" calcext:value-type="float">
            <text:p>1165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7.36" calcext:value-type="float">
            <text:p>817,36</text:p>
          </table:table-cell>
          <table:table-cell office:value-type="string" calcext:value-type="string">
            <text:p><text:s text:c="7"/>171.64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formula="of:=[.K226]*[.H226]" office:value-type="float" office:value="817.36" calcext:value-type="float">
            <text:p>817,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8" calcext:value-type="float">
            <text:p>1165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1.57" calcext:value-type="float">
            <text:p>711,57</text:p>
          </table:table-cell>
          <table:table-cell office:value-type="string" calcext:value-type="string">
            <text:p><text:s text:c="7"/>149.43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formula="of:=[.K227]*[.H227]" office:value-type="float" office:value="711.57" calcext:value-type="float">
            <text:p>711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59" calcext:value-type="float">
            <text:p>1165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92.56" calcext:value-type="float">
            <text:p>492,56</text:p>
          </table:table-cell>
          <table:table-cell office:value-type="string" calcext:value-type="string">
            <text:p><text:s text:c="7"/>103.44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formula="of:=[.K228]*[.H228]" office:value-type="float" office:value="492.56" calcext:value-type="float">
            <text:p>492,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95.87" calcext:value-type="float">
            <text:p>795,87</text:p>
          </table:table-cell>
          <table:table-cell office:value-type="string" calcext:value-type="string">
            <text:p><text:s text:c="7"/>167.13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formula="of:=[.K229]*[.H229]" office:value-type="float" office:value="795.87" calcext:value-type="float">
            <text:p>795,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1.57" calcext:value-type="float">
            <text:p>811,57</text:p>
          </table:table-cell>
          <table:table-cell office:value-type="string" calcext:value-type="string">
            <text:p><text:s text:c="7"/>170.43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formula="of:=[.K230]*[.H230]" office:value-type="float" office:value="811.57" calcext:value-type="float">
            <text:p>811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2" calcext:value-type="float">
            <text:p>1166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5.7" calcext:value-type="float">
            <text:p>815,7</text:p>
          </table:table-cell>
          <table:table-cell office:value-type="string" calcext:value-type="string">
            <text:p><text:s text:c="7"/>171.3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formula="of:=[.K231]*[.H231]" office:value-type="float" office:value="815.7" calcext:value-type="float">
            <text:p>815,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3" calcext:value-type="float">
            <text:p>1166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2.89" calcext:value-type="float">
            <text:p>752,89</text:p>
          </table:table-cell>
          <table:table-cell office:value-type="string" calcext:value-type="string">
            <text:p><text:s text:c="7"/>158.11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formula="of:=[.K232]*[.H232]" office:value-type="float" office:value="752.89" calcext:value-type="float">
            <text:p>752,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4" calcext:value-type="float">
            <text:p>1166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1.16" calcext:value-type="float">
            <text:p>661,16</text:p>
          </table:table-cell>
          <table:table-cell office:value-type="string" calcext:value-type="string">
            <text:p><text:s text:c="7"/>138.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K233]*[.H233]" office:value-type="float" office:value="661.16" calcext:value-type="float">
            <text:p>661,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95.04" calcext:value-type="float">
            <text:p>495,04</text:p>
          </table:table-cell>
          <table:table-cell office:value-type="string" calcext:value-type="string">
            <text:p><text:s text:c="7"/>103.96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formula="of:=[.K234]*[.H234]" office:value-type="float" office:value="495.04" calcext:value-type="float">
            <text:p>495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6" calcext:value-type="float">
            <text:p>1166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4.13" calcext:value-type="float">
            <text:p>704,13</text:p>
          </table:table-cell>
          <table:table-cell office:value-type="string" calcext:value-type="string">
            <text:p><text:s text:c="7"/>147.87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formula="of:=[.K235]*[.H235]" office:value-type="float" office:value="704.13" calcext:value-type="float">
            <text:p>704,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0" calcext:value-type="date">
            <text:p>2016-05-30</text:p>
          </table:table-cell>
          <table:table-cell office:value-type="float" office:value="11667" calcext:value-type="float">
            <text:p>1166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2.07" calcext:value-type="float">
            <text:p>652,07</text:p>
          </table:table-cell>
          <table:table-cell office:value-type="string" calcext:value-type="string">
            <text:p><text:s text:c="7"/>136.93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formula="of:=[.K236]*[.H236]" office:value-type="float" office:value="652.07" calcext:value-type="float">
            <text:p>652,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PARPAL SEGURIDAD 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30708739126" calcext:value-type="float">
            <text:p>30708739126</text:p>
          </table:table-cell>
          <table:table-cell office:value-type="float" office:value="7438.02" calcext:value-type="float">
            <text:p>7438,02</text:p>
          </table:table-cell>
          <table:table-cell office:value-type="string" calcext:value-type="string">
            <text:p><text:s text:c="6"/>1561.98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formula="of:=[.K237]*[.H237]" office:value-type="float" office:value="7438.02" calcext:value-type="float">
            <text:p>7438,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8.51" calcext:value-type="float">
            <text:p>578,51</text:p>
          </table:table-cell>
          <table:table-cell office:value-type="string" calcext:value-type="string">
            <text:p><text:s text:c="7"/>121.49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K238]*[.H238]" office:value-type="float" office:value="578.51" calcext:value-type="float">
            <text:p>578,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1.57" calcext:value-type="float">
            <text:p>611,57</text:p>
          </table:table-cell>
          <table:table-cell office:value-type="string" calcext:value-type="string">
            <text:p><text:s text:c="7"/>128.43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formula="of:=[.K239]*[.H239]" office:value-type="float" office:value="611.57" calcext:value-type="float">
            <text:p>611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0" calcext:value-type="float">
            <text:p>1167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9.83" calcext:value-type="float">
            <text:p>819,83</text:p>
          </table:table-cell>
          <table:table-cell office:value-type="string" calcext:value-type="string">
            <text:p><text:s text:c="7"/>172.17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[.K240]*[.H240]" office:value-type="float" office:value="819.83" calcext:value-type="float">
            <text:p>819,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1" calcext:value-type="float">
            <text:p>1167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0.33" calcext:value-type="float">
            <text:p>660,33</text:p>
          </table:table-cell>
          <table:table-cell office:value-type="string" calcext:value-type="string">
            <text:p><text:s text:c="7"/>138.67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[.K241]*[.H241]" office:value-type="float" office:value="660.33" calcext:value-type="float">
            <text:p>660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2" calcext:value-type="float">
            <text:p>1167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06" calcext:value-type="float">
            <text:p>733,06</text:p>
          </table:table-cell>
          <table:table-cell office:value-type="string" calcext:value-type="string">
            <text:p><text:s text:c="7"/>153.94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formula="of:=[.K242]*[.H242]" office:value-type="float" office:value="733.06" calcext:value-type="float">
            <text:p>733,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3" calcext:value-type="float">
            <text:p>1167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5.79" calcext:value-type="float">
            <text:p>805,79</text:p>
          </table:table-cell>
          <table:table-cell office:value-type="string" calcext:value-type="string">
            <text:p><text:s text:c="7"/>169.21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formula="of:=[.K243]*[.H243]" office:value-type="float" office:value="805.79" calcext:value-type="float">
            <text:p>805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4" calcext:value-type="float">
            <text:p>1167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7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244]*[.H244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5" calcext:value-type="float">
            <text:p>1167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1.65" calcext:value-type="float">
            <text:p>801,65</text:p>
          </table:table-cell>
          <table:table-cell office:value-type="string" calcext:value-type="string">
            <text:p><text:s text:c="7"/>168.35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formula="of:=[.K245]*[.H245]" office:value-type="float" office:value="801.65" calcext:value-type="float">
            <text:p>801,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0.33" calcext:value-type="float">
            <text:p>660,33</text:p>
          </table:table-cell>
          <table:table-cell office:value-type="string" calcext:value-type="string">
            <text:p><text:s text:c="7"/>138.67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[.K246]*[.H246]" office:value-type="float" office:value="660.33" calcext:value-type="float">
            <text:p>660,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7" calcext:value-type="float">
            <text:p>1167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19.83" calcext:value-type="float">
            <text:p>719,83</text:p>
          </table:table-cell>
          <table:table-cell office:value-type="string" calcext:value-type="string">
            <text:p><text:s text:c="7"/>151.17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formula="of:=[.K247]*[.H247]" office:value-type="float" office:value="719.83" calcext:value-type="float">
            <text:p>719,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8" calcext:value-type="float">
            <text:p>1167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06" calcext:value-type="float">
            <text:p>733,06</text:p>
          </table:table-cell>
          <table:table-cell office:value-type="string" calcext:value-type="string">
            <text:p><text:s text:c="7"/>153.94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formula="of:=[.K248]*[.H248]" office:value-type="float" office:value="733.06" calcext:value-type="float">
            <text:p>733,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79" calcext:value-type="float">
            <text:p>1167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68.6" calcext:value-type="float">
            <text:p>568,6</text:p>
          </table:table-cell>
          <table:table-cell office:value-type="string" calcext:value-type="string">
            <text:p><text:s text:c="7"/>119.40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table:formula="of:=[.K249]*[.H249]" office:value-type="float" office:value="568.6" calcext:value-type="float">
            <text:p>568,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0" calcext:value-type="float">
            <text:p>1168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50.41" calcext:value-type="float">
            <text:p>550,41</text:p>
          </table:table-cell>
          <table:table-cell office:value-type="string" calcext:value-type="string">
            <text:p><text:s text:c="7"/>115.59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formula="of:=[.K250]*[.H250]" office:value-type="float" office:value="550.41" calcext:value-type="float">
            <text:p>550,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06" calcext:value-type="float">
            <text:p>733,06</text:p>
          </table:table-cell>
          <table:table-cell office:value-type="string" calcext:value-type="string">
            <text:p><text:s text:c="7"/>153.94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formula="of:=[.K251]*[.H251]" office:value-type="float" office:value="733.06" calcext:value-type="float">
            <text:p>733,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2" calcext:value-type="float">
            <text:p>1168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39.67" calcext:value-type="float">
            <text:p>639,67</text:p>
          </table:table-cell>
          <table:table-cell office:value-type="string" calcext:value-type="string">
            <text:p><text:s text:c="7"/>134.33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formula="of:=[.K252]*[.H252]" office:value-type="float" office:value="639.67" calcext:value-type="float">
            <text:p>639,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3" calcext:value-type="float">
            <text:p>1168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3.31" calcext:value-type="float">
            <text:p>703,31</text:p>
          </table:table-cell>
          <table:table-cell office:value-type="string" calcext:value-type="string">
            <text:p><text:s text:c="7"/>147.69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formula="of:=[.K253]*[.H253]" office:value-type="float" office:value="703.31" calcext:value-type="float">
            <text:p>703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4" calcext:value-type="float">
            <text:p>1168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4.96" calcext:value-type="float">
            <text:p>704,96</text:p>
          </table:table-cell>
          <table:table-cell office:value-type="string" calcext:value-type="string">
            <text:p><text:s text:c="7"/>148.04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formula="of:=[.K254]*[.H254]" office:value-type="float" office:value="704.96" calcext:value-type="float">
            <text:p>704,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8.93" calcext:value-type="float">
            <text:p>728,93</text:p>
          </table:table-cell>
          <table:table-cell office:value-type="string" calcext:value-type="string">
            <text:p><text:s text:c="7"/>153.07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formula="of:=[.K255]*[.H255]" office:value-type="float" office:value="728.93" calcext:value-type="float">
            <text:p>728,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6" calcext:value-type="float">
            <text:p>1168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3.88" calcext:value-type="float">
            <text:p>733,88</text:p>
          </table:table-cell>
          <table:table-cell office:value-type="string" calcext:value-type="string">
            <text:p><text:s text:c="7"/>154.12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formula="of:=[.K256]*[.H256]" office:value-type="float" office:value="733.88" calcext:value-type="float">
            <text:p>733,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8.18" calcext:value-type="float">
            <text:p>818,18</text:p>
          </table:table-cell>
          <table:table-cell office:value-type="string" calcext:value-type="string">
            <text:p><text:s text:c="7"/>171.8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K257]*[.H257]" office:value-type="float" office:value="818.18" calcext:value-type="float">
            <text:p>818,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8" calcext:value-type="float">
            <text:p>1168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2.31" calcext:value-type="float">
            <text:p>722,31</text:p>
          </table:table-cell>
          <table:table-cell office:value-type="string" calcext:value-type="string">
            <text:p><text:s text:c="7"/>151.69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formula="of:=[.K258]*[.H258]" office:value-type="float" office:value="722.31" calcext:value-type="float">
            <text:p>722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3.14" calcext:value-type="float">
            <text:p>723,14</text:p>
          </table:table-cell>
          <table:table-cell office:value-type="string" calcext:value-type="string">
            <text:p><text:s text:c="7"/>151.86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formula="of:=[.K259]*[.H259]" office:value-type="float" office:value="723.14" calcext:value-type="float">
            <text:p>723,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0" calcext:value-type="float">
            <text:p>1169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9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260]*[.H260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1" calcext:value-type="float">
            <text:p>1169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34.71" calcext:value-type="float">
            <text:p>734,71</text:p>
          </table:table-cell>
          <table:table-cell office:value-type="string" calcext:value-type="string">
            <text:p><text:s text:c="9"/>154.29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K261]*[.H261]" office:value-type="float" office:value="734.71" calcext:value-type="float">
            <text:p>734,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2" calcext:value-type="float">
            <text:p>1169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1.16" calcext:value-type="float">
            <text:p>661,16</text:p>
          </table:table-cell>
          <table:table-cell office:value-type="string" calcext:value-type="string">
            <text:p><text:s text:c="9"/>138.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K262]*[.H262]" office:value-type="float" office:value="661.16" calcext:value-type="float">
            <text:p>661,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3" calcext:value-type="float">
            <text:p>1169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4.79" calcext:value-type="float">
            <text:p>724,79</text:p>
          </table:table-cell>
          <table:table-cell office:value-type="string" calcext:value-type="string">
            <text:p><text:s text:c="9"/>152.21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[.K263]*[.H263]" office:value-type="float" office:value="724.79" calcext:value-type="float">
            <text:p>7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4" calcext:value-type="float">
            <text:p>1169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4.79" calcext:value-type="float">
            <text:p>724,79</text:p>
          </table:table-cell>
          <table:table-cell office:value-type="string" calcext:value-type="string">
            <text:p><text:s text:c="9"/>152.21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[.K264]*[.H264]" office:value-type="float" office:value="724.79" calcext:value-type="float">
            <text:p>724,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5" calcext:value-type="float">
            <text:p>11695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3.8" calcext:value-type="float">
            <text:p>743,8</text:p>
          </table:table-cell>
          <table:table-cell office:value-type="string" calcext:value-type="string">
            <text:p><text:s text:c="9"/>156.2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K265]*[.H265]" office:value-type="float" office:value="743.8" calcext:value-type="float">
            <text:p>743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6" calcext:value-type="float">
            <text:p>11696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0.5" calcext:value-type="float">
            <text:p>640,5</text:p>
          </table:table-cell>
          <table:table-cell office:value-type="string" calcext:value-type="string">
            <text:p><text:s text:c="9"/>134.50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formula="of:=[.K266]*[.H266]" office:value-type="float" office:value="640.5" calcext:value-type="float">
            <text:p>64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7" calcext:value-type="float">
            <text:p>11697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40.5" calcext:value-type="float">
            <text:p>640,5</text:p>
          </table:table-cell>
          <table:table-cell office:value-type="string" calcext:value-type="string">
            <text:p><text:s text:c="9"/>134.50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formula="of:=[.K267]*[.H267]" office:value-type="float" office:value="640.5" calcext:value-type="float">
            <text:p>640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8" calcext:value-type="float">
            <text:p>11698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7.27" calcext:value-type="float">
            <text:p>727,27</text:p>
          </table:table-cell>
          <table:table-cell office:value-type="string" calcext:value-type="string">
            <text:p><text:s text:c="9"/>152.73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formula="of:=[.K268]*[.H268]" office:value-type="float" office:value="727.27" calcext:value-type="float">
            <text:p>727,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699" calcext:value-type="float">
            <text:p>11699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49.59" calcext:value-type="float">
            <text:p>549,59</text:p>
          </table:table-cell>
          <table:table-cell office:value-type="string" calcext:value-type="string">
            <text:p><text:s text:c="9"/>115.41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formula="of:=[.K269]*[.H269]" office:value-type="float" office:value="549.59" calcext:value-type="float">
            <text:p>549,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19.83" calcext:value-type="float">
            <text:p>819,83</text:p>
          </table:table-cell>
          <table:table-cell office:value-type="string" calcext:value-type="string">
            <text:p><text:s text:c="9"/>172.17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[.K270]*[.H270]" office:value-type="float" office:value="819.83" calcext:value-type="float">
            <text:p>819,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701" calcext:value-type="float">
            <text:p>11701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4.55" calcext:value-type="float">
            <text:p>754,55</text:p>
          </table:table-cell>
          <table:table-cell office:value-type="string" calcext:value-type="string">
            <text:p><text:s text:c="9"/>158.45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formula="of:=[.K271]*[.H271]" office:value-type="float" office:value="754.55" calcext:value-type="float">
            <text:p>754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702" calcext:value-type="float">
            <text:p>11702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11.57" calcext:value-type="float">
            <text:p>311,57</text:p>
          </table:table-cell>
          <table:table-cell office:value-type="string" calcext:value-type="string">
            <text:p><text:s text:c="10"/>65.43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formula="of:=[.K272]*[.H272]" office:value-type="float" office:value="311.57" calcext:value-type="float">
            <text:p>311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703" calcext:value-type="float">
            <text:p>11703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61.16" calcext:value-type="float">
            <text:p>461,16</text:p>
          </table:table-cell>
          <table:table-cell office:value-type="string" calcext:value-type="string">
            <text:p><text:s text:c="10"/>96.84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formula="of:=[.K273]*[.H273]" office:value-type="float" office:value="461.16" calcext:value-type="float">
            <text:p>461,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6-05-31" calcext:value-type="date">
            <text:p>2016-05-31</text:p>
          </table:table-cell>
          <table:table-cell office:value-type="float" office:value="11704" calcext:value-type="float">
            <text:p>11704</text:p>
          </table:table-cell>
          <table:table-cell office:value-type="string" calcext:value-type="string">
            <text:p>CONSUMIDOR FINAL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16.53" calcext:value-type="float">
            <text:p>616,53</text:p>
          </table:table-cell>
          <table:table-cell office:value-type="string" calcext:value-type="string">
            <text:p><text:s text:c="9"/>129.47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table:formula="of:=[.K274]*[.H274]" office:value-type="float" office:value="616.53" calcext:value-type="float">
            <text:p>616,53</text:p>
          </table:table-cell>
        </table:table-row>
        <table:table-row table:style-name="ro1" table:number-rows-repeated="10483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1:03:02.997000000</meta:creation-date>
    <dc:date>2016-06-09T00:26:04.986000000</dc:date>
    <meta:editing-duration>PT1H34M25S</meta:editing-duration>
    <meta:editing-cycles>2</meta:editing-cycles>
    <meta:generator>LibreOffice/5.0.4.2$Windows_x86 LibreOffice_project/2b9802c1994aa0b7dc6079e128979269cf95bc78</meta:generator>
    <meta:document-statistic meta:table-count="1" meta:cell-count="3030" meta:object-count="0"/>
  </office:meta>
</office:document-meta>
</file>